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margin-left="1.2457in" fo:margin-right="0in" fo:text-indent="-0.25in" style:auto-text-indent="false">
        <style:tab-stops>
          <style:tab-stop style:position="1.2457in"/>
        </style:tab-stops>
      </style:paragraph-properties>
    </style:style>
    <style:style style:name="P3" style:family="paragraph" style:parent-style-name="Heading_20_1">
      <style:text-properties fo:language="en" fo:country="GB"/>
    </style:style>
    <style:style style:name="P4" style:family="paragraph" style:parent-style-name="Heading_20_1" style:master-page-name="Convert_20_1">
      <style:paragraph-properties style:page-number="auto"/>
    </style:style>
    <style:style style:name="P5"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6" style:family="paragraph" style:parent-style-name="title" style:master-page-name="Standard">
      <style:paragraph-properties style:page-number="auto"/>
    </style:style>
    <style:style style:name="P7"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8" style:family="paragraph" style:parent-style-name="Heading_20_1_20_no_20_TOC">
      <style:paragraph-properties fo:margin-left="0in" fo:margin-right="0in" fo:text-indent="0in"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style:font-style-asian="italic"/>
    </style:style>
    <style:style style:name="P11"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2" style:family="paragraph" style:parent-style-name="Standard">
      <style:text-properties fo:language="none" fo:country="none" style:language-asian="none" style:country-asian="none"/>
    </style:style>
    <style:style style:name="P13" style:family="paragraph" style:parent-style-name="Standard" style:list-style-name="WW8Num48"/>
    <style:style style:name="P14" style:family="paragraph" style:parent-style-name="Standard" style:list-style-name="WW8Num63"/>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list-style-name="WW8Num24"/>
    <style:style style:name="P17" style:family="paragraph" style:parent-style-name="Standard" style:list-style-name="WW8Num52"/>
    <style:style style:name="P18" style:family="paragraph" style:parent-style-name="Standard" style:list-style-name="WW8Num56"/>
    <style:style style:name="P19" style:family="paragraph" style:parent-style-name="Standard" style:list-style-name="WW8Num23"/>
    <style:style style:name="P20" style:family="paragraph" style:parent-style-name="Standard" style:list-style-name="WW8Num17"/>
    <style:style style:name="P21" style:family="paragraph" style:parent-style-name="Standard" style:list-style-name="WW8Num55"/>
    <style:style style:name="P22" style:family="paragraph" style:parent-style-name="Standard" style:list-style-name="WW8Num38"/>
    <style:style style:name="P23" style:family="paragraph" style:parent-style-name="Standard">
      <style:text-properties fo:font-weight="bold" style:font-weight-asian="bold"/>
    </style:style>
    <style:style style:name="P24" style:family="paragraph" style:parent-style-name="Standard" style:list-style-name="WW8Num54"/>
    <style:style style:name="P25" style:family="paragraph" style:parent-style-name="Standard" style:list-style-name="WW8Num46"/>
    <style:style style:name="P26" style:family="paragraph" style:parent-style-name="Standard" style:list-style-name="WW8Num64"/>
    <style:style style:name="P27" style:family="paragraph" style:parent-style-name="Standard" style:list-style-name="WW8Num49"/>
    <style:style style:name="P28"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9"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0" style:family="paragraph" style:parent-style-name="Standard" style:list-style-name="WW8Num61"/>
    <style:style style:name="P31" style:family="paragraph" style:parent-style-name="Standard">
      <style:text-properties text:display="none"/>
    </style:style>
    <style:style style:name="P32" style:family="paragraph" style:parent-style-name="Standard">
      <style:text-properties style:font-name="Trebuchet MS" text:display="none"/>
    </style:style>
    <style:style style:name="P33" style:family="paragraph" style:parent-style-name="Standard">
      <style:text-properties style:font-name="Trebuchet MS" fo:font-size="11pt" fo:font-weight="bold" style:font-size-asian="11pt" style:font-weight-asian="bold"/>
    </style:style>
    <style:style style:name="P34" style:family="paragraph" style:parent-style-name="Standard" style:list-style-name="WW8Num35"/>
    <style:style style:name="P35" style:family="paragraph" style:parent-style-name="Standard" style:list-style-name="WW8Num51"/>
    <style:style style:name="P36" style:family="paragraph" style:parent-style-name="Standard" style:list-style-name="WW8Num29"/>
    <style:style style:name="P37" style:family="paragraph" style:parent-style-name="Standard" style:list-style-name="WW8Num15"/>
    <style:style style:name="P38" style:family="paragraph" style:parent-style-name="Standard">
      <style:paragraph-properties>
        <style:tab-stops>
          <style:tab-stop style:position="0.5in"/>
        </style:tab-stops>
      </style:paragraph-properties>
    </style:style>
    <style:style style:name="P39" style:family="paragraph" style:parent-style-name="Standard">
      <style:paragraph-properties>
        <style:tab-stops>
          <style:tab-stop style:position="0.75in"/>
        </style:tab-stops>
      </style:paragraph-properties>
    </style:style>
    <style:style style:name="P40" style:family="paragraph" style:parent-style-name="Standard" style:list-style-name="WW8Num40"/>
    <style:style style:name="P41" style:family="paragraph" style:parent-style-name="Standard" style:list-style-name="WW8Num18"/>
    <style:style style:name="P42" style:family="paragraph" style:parent-style-name="Standard" style:list-style-name="WW8Num50"/>
    <style:style style:name="P43" style:family="paragraph" style:parent-style-name="Standard" style:list-style-name="WW8Num41"/>
    <style:style style:name="P44" style:family="paragraph" style:parent-style-name="Standard" style:list-style-name="WW8Num27"/>
    <style:style style:name="P45" style:family="paragraph" style:parent-style-name="Standard" style:list-style-name="WW8Num53"/>
    <style:style style:name="P46" style:family="paragraph" style:parent-style-name="Standard" style:list-style-name="WW8Num22"/>
    <style:style style:name="P47" style:family="paragraph" style:parent-style-name="Standard" style:list-style-name="WW8Num33"/>
    <style:style style:name="P48" style:family="paragraph" style:parent-style-name="Standard" style:list-style-name="WW8Num26"/>
    <style:style style:name="P49" style:family="paragraph" style:parent-style-name="Standard" style:list-style-name="WW8Num57"/>
    <style:style style:name="P50" style:family="paragraph" style:parent-style-name="Standard" style:list-style-name="WW8Num62"/>
    <style:style style:name="P51" style:family="paragraph" style:parent-style-name="Standard" style:list-style-name="WW8Num21"/>
    <style:style style:name="P52" style:family="paragraph" style:parent-style-name="Standard" style:list-style-name="WW8Num14"/>
    <style:style style:name="P53" style:family="paragraph" style:parent-style-name="Standard" style:list-style-name="WW8Num43"/>
    <style:style style:name="P54" style:family="paragraph" style:parent-style-name="Standard" style:list-style-name="WW8Num32"/>
    <style:style style:name="P55" style:family="paragraph" style:parent-style-name="Standard" style:list-style-name="WW8Num39"/>
    <style:style style:name="P56" style:family="paragraph" style:parent-style-name="Standard" style:list-style-name="WW8Num37"/>
    <style:style style:name="P57" style:family="paragraph" style:parent-style-name="Standard" style:list-style-name="WW8Num45"/>
    <style:style style:name="P58" style:family="paragraph" style:parent-style-name="Standard">
      <style:paragraph-properties fo:margin-left="0.248in" fo:margin-right="0in" fo:text-indent="0in" style:auto-text-indent="false"/>
    </style:style>
    <style:style style:name="P59" style:family="paragraph" style:parent-style-name="Standard">
      <style:paragraph-properties fo:margin-left="0.248in" fo:margin-right="0in" fo:text-indent="0in" style:auto-text-indent="false"/>
      <style:text-properties fo:font-weight="bold" style:font-weight-asian="bold"/>
    </style:style>
    <style:style style:name="P60" style:family="paragraph" style:parent-style-name="Standard">
      <style:paragraph-properties fo:margin-left="0in" fo:margin-right="0in" fo:text-indent="0in" style:auto-text-indent="false"/>
    </style:style>
    <style:style style:name="P61" style:family="paragraph" style:parent-style-name="Standard">
      <style:paragraph-properties fo:margin-left="0in" fo:margin-right="0in" fo:text-indent="0in" style:auto-text-indent="false" style:snap-to-layout-grid="false"/>
    </style:style>
    <style:style style:name="P62"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63"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64" style:family="paragraph" style:parent-style-name="Standard">
      <style:paragraph-properties fo:margin-left="0in" fo:margin-right="0in" fo:text-align="start" style:justify-single-word="false" fo:text-indent="0in" style:auto-text-indent="false"/>
    </style:style>
    <style:style style:name="P65" style:family="paragraph" style:parent-style-name="Standard">
      <style:paragraph-properties fo:margin-top="0in" fo:margin-bottom="0in"/>
    </style:style>
    <style:style style:name="P66" style:family="paragraph" style:parent-style-name="Standard">
      <style:paragraph-properties fo:margin-top="0in" fo:margin-bottom="0in" fo:text-align="start" style:justify-single-word="false"/>
    </style:style>
    <style:style style:name="P67"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1"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2"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36">
      <style:paragraph-properties fo:margin-top="0in" fo:margin-bottom="0in" fo:text-align="start" style:justify-single-word="false" fo:orphans="0" fo:widows="0" style:text-autospace="none"/>
    </style:style>
    <style:style style:name="P75" style:family="paragraph" style:parent-style-name="Standard" style:list-style-name="WW8Num59">
      <style:paragraph-properties fo:margin-top="0in" fo:margin-bottom="0in" fo:text-align="start" style:justify-single-word="false" fo:orphans="0" fo:widows="0" style:text-autospace="none">
        <style:tab-stops>
          <style:tab-stop style:position="0.3in"/>
        </style:tab-stops>
      </style:paragraph-properties>
    </style:style>
    <style:style style:name="P76"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7" style:family="paragraph" style:parent-style-name="Standard" style:list-style-name="WW8Num8">
      <style:paragraph-properties fo:margin-top="0in" fo:margin-bottom="0in" fo:text-align="start" style:justify-single-word="false" fo:orphans="0" fo:widows="0" style:text-autospace="none"/>
    </style:style>
    <style:style style:name="P78" style:family="paragraph" style:parent-style-name="Standard">
      <style:paragraph-properties fo:margin-top="0in" fo:margin-bottom="0in" fo:text-align="start" style:justify-single-word="false" style:snap-to-layout-grid="false"/>
    </style:style>
    <style:style style:name="P79" style:family="paragraph" style:parent-style-name="Standard">
      <style:paragraph-properties fo:margin-left="0.2957in" fo:margin-right="0in" fo:text-indent="-0.2957in" style:auto-text-indent="false"/>
    </style:style>
    <style:style style:name="P80"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81" style:family="paragraph" style:parent-style-name="Standard">
      <style:paragraph-properties fo:margin-left="1.2457in" fo:margin-right="0in" fo:text-indent="-0.25in" style:auto-text-indent="false">
        <style:tab-stops>
          <style:tab-stop style:position="1.2457in"/>
        </style:tab-stops>
      </style:paragraph-properties>
    </style:style>
    <style:style style:name="P82"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3" style:family="paragraph" style:parent-style-name="Standard">
      <style:paragraph-properties fo:margin-left="0.748in" fo:margin-right="0in" fo:text-indent="0in" style:auto-text-indent="false"/>
    </style:style>
    <style:style style:name="P84" style:family="paragraph" style:parent-style-name="Standard">
      <style:paragraph-properties fo:margin-left="0.748in" fo:margin-right="0in" fo:text-indent="0in" style:auto-text-indent="false"/>
      <style:text-properties style:font-name="Trebuchet MS" fo:font-size="11pt" style:font-size-asian="11pt"/>
    </style:style>
    <style:style style:name="P85" style:family="paragraph" style:parent-style-name="Standard">
      <style:paragraph-properties fo:margin-top="0.0799in" fo:margin-bottom="0in"/>
    </style:style>
    <style:style style:name="P86" style:family="paragraph" style:parent-style-name="Standard" style:list-style-name="WW8Num8">
      <style:paragraph-properties fo:margin-top="0.0799in" fo:margin-bottom="0in" fo:text-align="start" style:justify-single-word="false" fo:orphans="0" fo:widows="0" style:text-autospace="none"/>
    </style:style>
    <style:style style:name="P87" style:family="paragraph" style:parent-style-name="Standard">
      <style:paragraph-properties fo:margin-left="1in" fo:margin-right="0in" fo:text-indent="-0.25in" style:auto-text-indent="false">
        <style:tab-stops>
          <style:tab-stop style:position="0.75in"/>
        </style:tab-stops>
      </style:paragraph-properties>
    </style:style>
    <style:style style:name="P88" style:family="paragraph" style:parent-style-name="Standard">
      <style:paragraph-properties fo:margin-left="0.5in" fo:margin-right="0in" fo:text-indent="-0.25in" style:auto-text-indent="false">
        <style:tab-stops>
          <style:tab-stop style:position="0.5in"/>
        </style:tab-stops>
      </style:paragraph-properties>
    </style:style>
    <style:style style:name="P89"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90"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91"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2" style:family="paragraph" style:parent-style-name="Standard" style:list-style-name="WW8Num18">
      <style:paragraph-properties fo:margin-left="1.498in" fo:margin-right="0in" fo:text-indent="-0.25in" style:auto-text-indent="false"/>
    </style:style>
    <style:style style:name="P93" style:family="paragraph" style:parent-style-name="Standard">
      <style:paragraph-properties fo:margin-left="0.7425in" fo:margin-right="0in" fo:text-indent="0in" style:auto-text-indent="false"/>
    </style:style>
    <style:style style:name="P94" style:family="paragraph" style:parent-style-name="Standard" style:list-style-name="WW8Num58">
      <style:paragraph-properties fo:margin-left="0.7874in" fo:margin-right="0in" fo:text-indent="-0.25in" style:auto-text-indent="false"/>
    </style:style>
    <style:style style:name="P95" style:family="paragraph" style:parent-style-name="Standard" style:list-style-name="WW8Num16">
      <style:paragraph-properties fo:margin-left="0.7874in" fo:margin-right="0in" fo:text-indent="-0.25in" style:auto-text-indent="false"/>
    </style:style>
    <style:style style:name="P96" style:family="paragraph" style:parent-style-name="Standard">
      <style:paragraph-properties fo:margin-left="1.5in" fo:margin-right="0in" fo:text-align="start" style:justify-single-word="false" fo:text-indent="0in" style:auto-text-indent="false"/>
    </style:style>
    <style:style style:name="P97" style:family="paragraph" style:parent-style-name="Standard">
      <style:paragraph-properties fo:margin-left="1.0835in" fo:margin-right="0in" fo:text-align="start" style:justify-single-word="false" fo:text-indent="0in" style:auto-text-indent="false"/>
    </style:style>
    <style:style style:name="P98" style:family="paragraph" style:parent-style-name="Standard" style:list-style-name="WW8Num58">
      <style:paragraph-properties fo:margin-left="0.7874in" fo:margin-right="0in" fo:text-indent="-0.2953in" style:auto-text-indent="false"/>
    </style:style>
    <style:style style:name="P99" style:family="paragraph" style:parent-style-name="Standard" style:list-style-name="WW8Num18">
      <style:paragraph-properties fo:margin-left="0.7874in" fo:margin-right="0in" fo:text-indent="-0.2953in" style:auto-text-indent="false"/>
    </style:style>
    <style:style style:name="P100" style:family="paragraph" style:parent-style-name="Standard">
      <style:paragraph-properties fo:margin-left="0.002in" fo:margin-right="0in" fo:text-indent="0in" style:auto-text-indent="false"/>
    </style:style>
    <style:style style:name="P101" style:family="paragraph" style:parent-style-name="Standard">
      <style:paragraph-properties fo:margin-left="0in" fo:margin-right="0in" fo:text-indent="0.2957in" style:auto-text-indent="false"/>
    </style:style>
    <style:style style:name="P102" style:family="paragraph" style:parent-style-name="Standard">
      <style:paragraph-properties fo:margin-left="0.002in" fo:margin-right="0in" fo:text-indent="0.2937in" style:auto-text-indent="false"/>
    </style:style>
    <style:style style:name="P103" style:family="paragraph" style:parent-style-name="Standard" style:list-style-name="WW8Num21">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style:font-weight-complex="bold"/>
    </style:style>
    <style:style style:name="T19" style:family="text">
      <style:text-properties style:font-style-complex="italic"/>
    </style:style>
    <style:style style:name="T20" style:family="text">
      <style:text-properties style:font-size-complex="12pt"/>
    </style:style>
    <style:style style:name="T21" style:family="text">
      <style:text-properties fo:color="#993300" fo:language="it" fo:country="IT" style:font-size-complex="12pt"/>
    </style:style>
    <style:style style:name="T22" style:family="text">
      <style:text-properties style:font-name="Monaco" fo:font-size="10pt" fo:language="it" fo:country="IT" style:font-size-asian="10pt" style:font-name-complex="Monaco"/>
    </style:style>
    <style:style style:name="T23"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9830396544336" text:id="ct139830396544336">
          <text:deletion>
            <office:change-info>
              <dc:creator>Fabio Vitali</dc:creator>
              <dc:date>2012-05-21T10:58:00</dc:date>
            </office:change-info>
            <text:p text:style-name="P1"><text:span text:style-name="T1">07 </text:span></text:p>
          </text:deletion>
        </text:changed-region>
        <text:changed-region xml:id="ct139830396586840" text:id="ct139830396586840">
          <text:insertion>
            <office:change-info>
              <dc:creator>Fabio Vitali</dc:creator>
              <dc:date>2012-05-30T01:10:00</dc:date>
            </office:change-info>
          </text:insertion>
        </text:changed-region>
        <text:changed-region xml:id="ct139830396543952" text:id="ct139830396543952">
          <text:insertion>
            <office:change-info>
              <dc:creator>Fabio Vitali</dc:creator>
              <dc:date>2012-05-21T10:58:00</dc:date>
            </office:change-info>
          </text:insertion>
        </text:changed-region>
        <text:changed-region xml:id="ct139830396544720" text:id="ct139830396544720">
          <text:deletion>
            <office:change-info>
              <dc:creator>Fabio Vitali</dc:creator>
              <dc:date>2012-05-21T10:58:00</dc:date>
            </office:change-info>
            <text:p text:style-name="P1"><text:span text:style-name="T1"><text:s/>– take II</text:span></text:p>
          </text:deletion>
        </text:changed-region>
        <text:changed-region xml:id="ct139830396586648" text:id="ct139830396586648">
          <text:insertion>
            <office:change-info>
              <dc:creator>Fabio Vitali</dc:creator>
              <dc:date>2012-05-30T01:10:00</dc:date>
            </office:change-info>
          </text:insertion>
        </text:changed-region>
        <text:changed-region xml:id="ct139830396546640" text:id="ct139830396546640">
          <text:deletion>
            <office:change-info>
              <dc:creator>Fabio Vitali</dc:creator>
              <dc:date>2012-05-27T22:30:00</dc:date>
            </office:change-info>
            <text:p text:style-name="P2">title</text:p>
          </text:deletion>
        </text:changed-region>
        <text:changed-region xml:id="ct139830396544144" text:id="ct139830396544144">
          <text:insertion>
            <office:change-info>
              <dc:creator>Fabio Vitali</dc:creator>
              <dc:date>2012-05-21T10:58:00</dc:date>
            </office:change-info>
          </text:insertion>
        </text:changed-region>
        <text:changed-region xml:id="ct139830396544528" text:id="ct139830396544528">
          <text:insertion>
            <office:change-info>
              <dc:creator>Fabio Vitali</dc:creator>
              <dc:date>2012-05-21T10:59:00</dc:date>
            </office:change-info>
          </text:insertion>
        </text:changed-region>
        <text:changed-region xml:id="ct139830396543760" text:id="ct139830396543760">
          <text:insertion>
            <office:change-info>
              <dc:creator>Fabio Vitali</dc:creator>
              <dc:date>2012-05-21T10:58:00</dc:date>
            </office:change-info>
          </text:insertion>
        </text:changed-region>
        <text:changed-region xml:id="ct139830396544912" text:id="ct139830396544912">
          <text:insertion>
            <office:change-info>
              <dc:creator>Fabio Vitali</dc:creator>
              <dc:date>2012-05-21T11:09:00</dc:date>
            </office:change-info>
          </text:insertion>
        </text:changed-region>
        <text:changed-region xml:id="ct139830396583960" text:id="ct139830396583960">
          <text:insertion>
            <office:change-info>
              <dc:creator>Fabio Vitali</dc:creator>
              <dc:date>2012-05-27T22:31:00</dc:date>
            </office:change-info>
          </text:insertion>
        </text:changed-region>
        <text:changed-region xml:id="ct139830396545104" text:id="ct139830396545104">
          <text:insertion>
            <office:change-info>
              <dc:creator>Fabio Vitali</dc:creator>
              <dc:date>2012-05-21T11:09:00</dc:date>
            </office:change-info>
          </text:insertion>
        </text:changed-region>
        <text:changed-region xml:id="ct139830396545488" text:id="ct139830396545488">
          <text:insertion>
            <office:change-info>
              <dc:creator>Fabio Vitali</dc:creator>
              <dc:date>2012-05-21T11:10:00</dc:date>
            </office:change-info>
          </text:insertion>
        </text:changed-region>
        <text:changed-region xml:id="ct139830396545296" text:id="ct139830396545296">
          <text:insertion>
            <office:change-info>
              <dc:creator>Fabio Vitali</dc:creator>
              <dc:date>2012-05-21T11:09:00</dc:date>
            </office:change-info>
          </text:insertion>
        </text:changed-region>
        <text:changed-region xml:id="ct139830396584152" text:id="ct139830396584152">
          <text:insertion>
            <office:change-info>
              <dc:creator>Fabio Vitali</dc:creator>
              <dc:date>2012-05-27T22:31:00</dc:date>
            </office:change-info>
          </text:insertion>
        </text:changed-region>
        <text:changed-region xml:id="ct139830396586456" text:id="ct139830396586456">
          <text:insertion>
            <office:change-info>
              <dc:creator>Fabio Vitali</dc:creator>
              <dc:date>2012-05-27T22:36:00</dc:date>
            </office:change-info>
          </text:insertion>
        </text:changed-region>
        <text:changed-region xml:id="ct139830396585112" text:id="ct139830396585112">
          <text:insertion>
            <office:change-info>
              <dc:creator>Fabio Vitali</dc:creator>
              <dc:date>2012-05-27T22:32:00</dc:date>
            </office:change-info>
          </text:insertion>
        </text:changed-region>
        <text:changed-region xml:id="ct139830396546064" text:id="ct139830396546064">
          <text:insertion>
            <office:change-info>
              <dc:creator>Fabio Vitali</dc:creator>
              <dc:date>2012-05-21T11:10:00</dc:date>
            </office:change-info>
          </text:insertion>
        </text:changed-region>
        <text:changed-region xml:id="ct139830396585304" text:id="ct139830396585304">
          <text:insertion>
            <office:change-info>
              <dc:creator>Fabio Vitali</dc:creator>
              <dc:date>2012-05-27T22:32:00</dc:date>
            </office:change-info>
          </text:insertion>
        </text:changed-region>
        <text:changed-region xml:id="ct139830396587032" text:id="ct139830396587032">
          <text:insertion>
            <office:change-info>
              <dc:creator>Fabio Vitali</dc:creator>
              <dc:date>2012-05-30T01:11:00</dc:date>
            </office:change-info>
          </text:insertion>
        </text:changed-region>
        <text:changed-region xml:id="ct139830396585496" text:id="ct139830396585496">
          <text:insertion>
            <office:change-info>
              <dc:creator>Fabio Vitali</dc:creator>
              <dc:date>2012-05-27T22:32:00</dc:date>
            </office:change-info>
          </text:insertion>
        </text:changed-region>
        <text:changed-region xml:id="ct139830396587800" text:id="ct139830396587800">
          <text:insertion>
            <office:change-info>
              <dc:creator>Fabio Vitali</dc:creator>
              <dc:date>2012-05-30T01:11:00</dc:date>
            </office:change-info>
          </text:insertion>
        </text:changed-region>
        <text:changed-region xml:id="ct139830396545872" text:id="ct139830396545872">
          <text:insertion>
            <office:change-info>
              <dc:creator>Fabio Vitali</dc:creator>
              <dc:date>2012-05-21T11:10:00</dc:date>
            </office:change-info>
          </text:insertion>
        </text:changed-region>
        <text:changed-region xml:id="ct139830396587224" text:id="ct139830396587224">
          <text:insertion>
            <office:change-info>
              <dc:creator>Fabio Vitali</dc:creator>
              <dc:date>2012-05-30T01:11:00</dc:date>
            </office:change-info>
          </text:insertion>
        </text:changed-region>
        <text:changed-region xml:id="ct139830396545680" text:id="ct139830396545680">
          <text:insertion>
            <office:change-info>
              <dc:creator>Fabio Vitali</dc:creator>
              <dc:date>2012-05-21T11:10:00</dc:date>
            </office:change-info>
          </text:insertion>
        </text:changed-region>
        <text:changed-region xml:id="ct139830396584920" text:id="ct139830396584920">
          <text:insertion>
            <office:change-info>
              <dc:creator>Fabio Vitali</dc:creator>
              <dc:date>2012-05-27T22:32:00</dc:date>
            </office:change-info>
          </text:insertion>
        </text:changed-region>
        <text:changed-region xml:id="ct139830396588040" text:id="ct139830396588040">
          <text:insertion>
            <office:change-info>
              <dc:creator>Fabio Vitali</dc:creator>
              <dc:date>2012-05-30T01:11:00</dc:date>
            </office:change-info>
          </text:insertion>
        </text:changed-region>
        <text:changed-region xml:id="ct139830396584728" text:id="ct139830396584728">
          <text:insertion>
            <office:change-info>
              <dc:creator>Fabio Vitali</dc:creator>
              <dc:date>2012-05-27T22:32:00</dc:date>
            </office:change-info>
          </text:insertion>
        </text:changed-region>
        <text:changed-region xml:id="ct139830396585688" text:id="ct139830396585688">
          <text:insertion>
            <office:change-info>
              <dc:creator>Fabio Vitali</dc:creator>
              <dc:date>2012-05-27T22:33:00</dc:date>
            </office:change-info>
          </text:insertion>
        </text:changed-region>
        <text:changed-region xml:id="ct139830396584536" text:id="ct139830396584536">
          <text:insertion>
            <office:change-info>
              <dc:creator>Fabio Vitali</dc:creator>
              <dc:date>2012-05-27T22:32:00</dc:date>
            </office:change-info>
          </text:insertion>
        </text:changed-region>
        <text:changed-region xml:id="ct139830396585880" text:id="ct139830396585880">
          <text:insertion>
            <office:change-info>
              <dc:creator>Fabio Vitali</dc:creator>
              <dc:date>2012-05-27T22:33:00</dc:date>
            </office:change-info>
          </text:insertion>
        </text:changed-region>
        <text:changed-region xml:id="ct139830396584344" text:id="ct139830396584344">
          <text:insertion>
            <office:change-info>
              <dc:creator>Fabio Vitali</dc:creator>
              <dc:date>2012-05-27T22:32:00</dc:date>
            </office:change-info>
          </text:insertion>
        </text:changed-region>
        <text:changed-region xml:id="ct139830396586072" text:id="ct139830396586072">
          <text:insertion>
            <office:change-info>
              <dc:creator>Fabio Vitali</dc:creator>
              <dc:date>2012-05-27T22:33:00</dc:date>
            </office:change-info>
          </text:insertion>
        </text:changed-region>
        <text:changed-region xml:id="ct139830396586264" text:id="ct139830396586264">
          <text:insertion>
            <office:change-info>
              <dc:creator>Fabio Vitali</dc:creator>
              <dc:date>2012-05-27T22:34:00</dc:date>
            </office:change-info>
          </text:insertion>
        </text:changed-region>
        <text:changed-region xml:id="ct139830396587608" text:id="ct139830396587608">
          <text:insertion>
            <office:change-info>
              <dc:creator>Fabio Vitali</dc:creator>
              <dc:date>2012-05-30T01:11:00</dc:date>
            </office:change-info>
          </text:insertion>
        </text:changed-region>
        <text:changed-region xml:id="ct139830396588424" text:id="ct139830396588424">
          <text:insertion>
            <office:change-info>
              <dc:creator>Fabio Vitali</dc:creator>
              <dc:date>2012-05-30T01:13:00</dc:date>
            </office:change-info>
          </text:insertion>
        </text:changed-region>
        <text:changed-region xml:id="ct139830396587416" text:id="ct139830396587416">
          <text:insertion>
            <office:change-info>
              <dc:creator>Fabio Vitali</dc:creator>
              <dc:date>2012-05-30T01:11:00</dc:date>
            </office:change-info>
          </text:insertion>
        </text:changed-region>
        <text:changed-region xml:id="ct139830396588232" text:id="ct139830396588232">
          <text:insertion>
            <office:change-info>
              <dc:creator>Fabio Vitali</dc:creator>
              <dc:date>2012-05-30T01:12:00</dc:date>
            </office:change-info>
          </text:insertion>
        </text:changed-region>
        <text:changed-region xml:id="ct139830396546448" text:id="ct139830396546448">
          <text:insertion>
            <office:change-info>
              <dc:creator>Fabio Vitali</dc:creator>
              <dc:date>2012-05-21T11:11:00</dc:date>
            </office:change-info>
          </text:insertion>
        </text:changed-region>
        <text:changed-region xml:id="ct139830396546832" text:id="ct139830396546832">
          <text:insertion>
            <office:change-info>
              <dc:creator>Fabio Vitali</dc:creator>
              <dc:date>2012-05-27T22:31:00</dc:date>
            </office:change-info>
          </text:insertion>
        </text:changed-region>
        <text:changed-region xml:id="ct139830396546256" text:id="ct139830396546256">
          <text:insertion>
            <office:change-info>
              <dc:creator>Fabio Vitali</dc:creator>
              <dc:date>2012-05-21T11: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koma Ntoso 2.0 Release Notes</text:p>
      <text:p text:style-name="P1"><text:span text:style-name="T1">Release </text:span><text:change text:change-id="ct139830396544336"/><text:change-start text:change-id="ct139830396586840"/><text:span text:style-name="T1">30</text:span><text:change-end text:change-id="ct139830396586840"/><text:change-start text:change-id="ct139830396543952"/><text:span text:style-name="T1"> </text:span><text:change-end text:change-id="ct139830396543952"/><text:span text:style-name="T1">May 2012</text:span><text:change text:change-id="ct139830396544720"/></text:p>
      <text:p text:style-name="P10">Technical Supervision: Fabio Vitali</text:p>
      <text:p text:style-name="P10">Legal Domain Supervision: Monica Palmirani</text:p>
      <text:p text:style-name="P10">University of Bologna</text:p>
      <text:p text:style-name="P8">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7"><text:s/>Table of content<text:tab/>1</text:p>
          <text:p text:style-name="P7">1 Introduction<text:tab/>2</text:p>
          <text:p text:style-name="P7">2 Namespaces<text:tab/>2</text:p>
          <text:p text:style-name="P7">3 Global overview of the schema<text:tab/>2</text:p>
          <text:p text:style-name="P7">4 Patterns<text:tab/>3</text:p>
          <text:p text:style-name="P7">5 Metadata elements<text:tab/>5</text:p>
          <text:p text:style-name="P7">6 Amendments, versions and document lifecycle <text:tab/>6</text:p>
          <text:p text:style-name="P7">7 References<text:tab/>7</text:p>
          <text:p text:style-name="P7">8 AKOMA NTOSO Naming Convention<text:tab/>14</text:p>
          <text:p text:style-name="P7">9 Differences from previous releases<text:tab/>31</text:p>
        </text:index-body>
      </text:table-of-content>
      <text:p text:style-name="P11"/>
      <text:p text:style-name="P12"/>
      <text:h text:style-name="P4" text:outline-level="1">Introduction</text:h>
      <text:p text:style-name="Standard">This document introduces and explains the schema for AKOMA NTOSO 2.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2.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2.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herefore “<text:span text:style-name="code">http://www.akomantoso.org/2.0</text:span>”. </text:p>
      <text:p text:style-name="Standard">Starting from the 15 July 2011 release of the language, Akoma Ntoso enters in the 2.0 namespace. As a transitory evolutionary path, the 15 July 2011 version of the Akoma Ntoso language is released using both the old namespace (1.0) and the new namespace (2.0). Documents using the 15 July 2011 release of the language <text:span text:style-name="T3">may</text:span> either use the 1.0 or the 2.0 namespace. Documents using older versions<text:span text:style-name="T3"> must </text:span>use the 1.0 namespace. Documents using subsequent releases<text:span text:style-name="T3"> must </text:span>use the 2.0 namespace. <text:s/></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1887758537" text:style-name="WW8Num48">
        <text:list-item>
          <text:p text:style-name="P13">The root element <text:span text:style-name="code">&lt;akomantoso&gt;</text:span></text:p>
        </text:list-item>
        <text:list-item>
          <text:p text:style-name="P13">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3">The shared container elements, one for each main part of the abovementioned structures, except for <text:span text:style-name="Macchina_20_da_20_scrivere_20_HTML">&lt;meta&gt;</text:span>, which is described in the apposite section.</text:p>
        </text:list-item>
        <text:list-item>
          <text:p text:style-name="P13">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3">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3">Elements for judgements, particularly <text:span text:style-name="code">&lt;background&gt;, &lt;motivation&gt;, &lt;decision&gt;,</text:span> and for open structures, particularly <text:span text:style-name="code">&lt;item&gt;</text:span>.</text:p>
        </text:list-item>
        <text:list-item>
          <text:p text:style-name="P13">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3">Generic elements: the list of available generic elements (one for each of the main categories of content models). </text:p>
        </text:list-item>
        <text:list-item>
          <text:p text:style-name="P13">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3">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5">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2.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40862210" text:style-name="WW8Num63">
        <text:list-item>
          <text:p text:style-name="P14">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4">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4">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4">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14">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4">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2.0 uses only one hierarchy, with predefined names and no constraints on their order or systematic layering. </text:p>
        </text:list-item>
      </text:list>
      <text:p text:style-name="P58">There are two exceptions to the systematic use of patterns: </text:p>
      <text:list xml:id="list249592200" text:style-name="WW8Num24">
        <text:list-item>
          <text:p text:style-name="P16">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6">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60">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soft-page-break/>Amendments, versions and document lifecycle </text:h>
      <text:p text:style-name="Standard">AKOMA NTOSO 2.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508766249" text:style-name="WW8Num52">
        <text:list-item>
          <text:p text:style-name="P17">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7">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367410874" text:style-name="WW8Num56">
        <text:list-item>
          <text:p text:style-name="P18"><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8"><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8"><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823048445" text:style-name="WW8Num23">
        <text:list-item>
          <text:p text:style-name="P19"><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9"><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9"><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9"><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382049737" text:style-name="WW8Num17">
        <text:list-item>
          <text:p text:style-name="P20"><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0"><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0"><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0"><text:span text:style-name="Macchina_20_da_20_scrivere_20_HTML">by</text:span>: points to a person, i.e., an instance of the class TLCPerson in the references section, relative to the person by which the content has been provided. </text:p>
        </text:list-item>
        <text:list-item>
          <text:p text:style-name="P20"><text:span text:style-name="Macchina_20_da_20_scrivere_20_HTML">as</text:span>: points to a role, i.e., an instance of the class TLCRole in the references, relative to the role held by the person when uttering the content. </text:p>
        </text:list-item>
        <text:list-item>
          <text:p text:style-name="P20"><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727952145" text:style-name="WW8Num55">
        <text:list-item>
          <text:p text:style-name="P21">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1"><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1"><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1">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60">The following inline elements may appear to be references, but are rather definitions: </text:p>
      <text:list xml:id="list1030668878" text:style-name="WW8Num38">
        <text:list-item>
          <text:p text:style-name="P22"><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22"><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2"><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Element</text:p>
          </table:table-cell>
          <table:table-cell table:style-name="Table1.A1" office:value-type="string">
            <text:p text:style-name="P62">Identifier</text:p>
          </table:table-cell>
          <table:table-cell table:style-name="Table1.A1" office:value-type="string">
            <text:p text:style-name="P62">Example</text:p>
          </table:table-cell>
          <table:table-cell table:style-name="Table1.D1" office:value-type="string">
            <text:p text:style-name="P62">Identifier of example</text:p>
          </table:table-cell>
        </table:table-row>
        <table:table-row table:style-name="Table1.1">
          <table:table-cell table:style-name="Table1.A1" office:value-type="string">
            <text:p text:style-name="P61"><text:span text:style-name="code"><text:span text:style-name="T8">&lt;book&gt;</text:span></text:span></text:p>
          </table:table-cell>
          <table:table-cell table:style-name="Table1.A1" office:value-type="string">
            <text:p text:style-name="P61"><text:span text:style-name="code"><text:span text:style-name="T8">secXX</text:span></text:span></text:p>
          </table:table-cell>
          <table:table-cell table:style-name="Table1.A1" office:value-type="string">
            <text:p text:style-name="P63">Book 2 of this act</text:p>
          </table:table-cell>
          <table:table-cell table:style-name="Table1.D1" office:value-type="string">
            <text:p text:style-name="P61"><text:span text:style-name="code"><text:span text:style-name="T8">Bck2</text:span></text:span></text:p>
          </table:table-cell>
        </table:table-row>
        <text:soft-page-break/>
        <table:table-row table:style-name="Table1.1">
          <table:table-cell table:style-name="Table1.A1" office:value-type="string">
            <text:p text:style-name="P61"><text:span text:style-name="code"><text:span text:style-name="T8">&lt;part&gt;</text:span></text:span></text:p>
          </table:table-cell>
          <table:table-cell table:style-name="Table1.A1" office:value-type="string">
            <text:p text:style-name="P61"><text:span text:style-name="code"><text:span text:style-name="T8">prtXX</text:span></text:span></text:p>
          </table:table-cell>
          <table:table-cell table:style-name="Table1.A1" office:value-type="string">
            <text:p text:style-name="P63">Part 1 of book 2 of this act</text:p>
          </table:table-cell>
          <table:table-cell table:style-name="Table1.D1" office:value-type="string">
            <text:p text:style-name="P61"><text:span text:style-name="code"><text:span text:style-name="T8">bck2-prt1</text:span></text:span></text:p>
          </table:table-cell>
        </table:table-row>
        <table:table-row table:style-name="Table1.1">
          <table:table-cell table:style-name="Table1.A1" office:value-type="string">
            <text:p text:style-name="P61"><text:span text:style-name="code"><text:span text:style-name="T8">&lt;paragraph&gt;</text:span></text:span></text:p>
          </table:table-cell>
          <table:table-cell table:style-name="Table1.A1" office:value-type="string">
            <text:p text:style-name="P61"><text:span text:style-name="code"><text:span text:style-name="T8">parXX</text:span></text:span></text:p>
          </table:table-cell>
          <table:table-cell table:style-name="Table1.A1" office:value-type="string">
            <text:p text:style-name="P63">Paragraph 3 of part 1 of book 2 of this act</text:p>
          </table:table-cell>
          <table:table-cell table:style-name="Table1.D1" office:value-type="string">
            <text:p text:style-name="P61"><text:span text:style-name="code"><text:span text:style-name="T8">bck2-prt1-par3</text:span></text:span></text:p>
          </table:table-cell>
        </table:table-row>
        <table:table-row table:style-name="Table1.1">
          <table:table-cell table:style-name="Table1.A1" office:value-type="string">
            <text:p text:style-name="P61"><text:span text:style-name="code"><text:span text:style-name="T8">&lt;chapter&gt;</text:span></text:span></text:p>
          </table:table-cell>
          <table:table-cell table:style-name="Table1.A1" office:value-type="string">
            <text:p text:style-name="P61"><text:span text:style-name="code"><text:span text:style-name="T8">chpXX</text:span></text:span></text:p>
          </table:table-cell>
          <table:table-cell table:style-name="Table1.A1" office:value-type="string">
            <text:p text:style-name="P63">Chapter 5 of paragraph 3 of part 1 of book 2 of this act</text:p>
          </table:table-cell>
          <table:table-cell table:style-name="Table1.D1" office:value-type="string">
            <text:p text:style-name="P61"><text:span text:style-name="code"><text:span text:style-name="T8">bck2-prt1-par3-chp5</text:span></text:span></text:p>
          </table:table-cell>
        </table:table-row>
        <table:table-row table:style-name="Table1.1">
          <table:table-cell table:style-name="Table1.A1" office:value-type="string">
            <text:p text:style-name="P61"><text:span text:style-name="code"><text:span text:style-name="T8">&lt;article&gt;</text:span></text:span></text:p>
          </table:table-cell>
          <table:table-cell table:style-name="Table1.A1" office:value-type="string">
            <text:p text:style-name="P61"><text:span text:style-name="code"><text:span text:style-name="T8">artXX</text:span></text:span></text:p>
          </table:table-cell>
          <table:table-cell table:style-name="Table1.A1" office:value-type="string">
            <text:p text:style-name="P63">Article 12</text:p>
          </table:table-cell>
          <table:table-cell table:style-name="Table1.D1" office:value-type="string">
            <text:p text:style-name="P61"><text:span text:style-name="code"><text:span text:style-name="T8">art12</text:span></text:span></text:p>
          </table:table-cell>
        </table:table-row>
        <table:table-row table:style-name="Table1.1">
          <table:table-cell table:style-name="Table1.A1" office:value-type="string">
            <text:p text:style-name="P61"><text:span text:style-name="code"><text:span text:style-name="T8">&lt;clause&gt;</text:span></text:span></text:p>
          </table:table-cell>
          <table:table-cell table:style-name="Table1.A1" office:value-type="string">
            <text:p text:style-name="P61"><text:span text:style-name="code"><text:span text:style-name="T8">claXX</text:span></text:span></text:p>
          </table:table-cell>
          <table:table-cell table:style-name="Table1.A1" office:value-type="string">
            <text:p text:style-name="P63">Clause 3 of article 12</text:p>
          </table:table-cell>
          <table:table-cell table:style-name="Table1.D1" office:value-type="string">
            <text:p text:style-name="P61"><text:span text:style-name="code"><text:span text:style-name="T8">art12-cla3</text:span></text:span></text:p>
          </table:table-cell>
        </table:table-row>
        <table:table-row table:style-name="Table1.1">
          <table:table-cell table:style-name="Table1.A1" office:value-type="string">
            <text:p text:style-name="P61"><text:span text:style-name="code"><text:span text:style-name="T8">&lt;li&gt;</text:span></text:span></text:p>
          </table:table-cell>
          <table:table-cell table:style-name="Table1.A1" office:value-type="string">
            <text:p text:style-name="P61"><text:span text:style-name="code"><text:span text:style-name="T8">itmXX</text:span></text:span></text:p>
          </table:table-cell>
          <table:table-cell table:style-name="Table1.A1" office:value-type="string">
            <text:p text:style-name="P63">item “c” of clause 3 of article 12</text:p>
          </table:table-cell>
          <table:table-cell table:style-name="Table1.D1" office:value-type="string">
            <text:p text:style-name="P61"><text:span text:style-name="code"><text:span text:style-name="T8">art12-cla3-itm3</text:span></text:span></text:p>
          </table:table-cell>
        </table:table-row>
        <table:table-row table:style-name="Table1.1">
          <table:table-cell table:style-name="Table1.A1" office:value-type="string">
            <text:p text:style-name="P61"><text:span text:style-name="code"><text:span text:style-name="T8">&lt;p&gt;</text:span></text:span></text:p>
          </table:table-cell>
          <table:table-cell table:style-name="Table1.A1" office:value-type="string">
            <text:p text:style-name="P61"><text:span text:style-name="code"><text:span text:style-name="T8">blkXX</text:span></text:span></text:p>
          </table:table-cell>
          <table:table-cell table:style-name="Table1.A1" office:value-type="string">
            <text:p text:style-name="P63">Third paragraph of clause 3 of article 12</text:p>
          </table:table-cell>
          <table:table-cell table:style-name="Table1.D1" office:value-type="string">
            <text:p text:style-name="P61"><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1441717832" text:style-name="WW8Num54">
        <text:list-item>
          <text:p text:style-name="P24">in a multilingual document, the concurrence of two similarly named structures in two languages, say art.2 in the French and art.2 in the English part of the document</text:p>
        </text:list-item>
        <text:list-item>
          <text:p text:style-name="P24">in a multi-version document, the concurrence of two similarly named structures from two versions, say art.2 in the past version and art.2 in the current version. </text:p>
        </text:list-item>
        <text:list-item>
          <text:p text:style-name="P24">in a modification act, the concurrence of two similarly named structures in the amending and in the amended document, say I am amending art.2 of the amended act, and of course an art.2 exists already in the amending act. </text:p>
        </text:list-item>
        <text:list-item>
          <text:p text:style-name="P24">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4">First use case – renumbering in bills: an approved amendment A inserts a new article between art.1 and art.2 of version 1 of bill B. Because of this decision, art.2 is known <text:soft-page-break/>in version 2 of B as art.3, art.3 is known as art.4, etc. </text:p>
            </text:list-item>
            <text:list-item>
              <text:p text:style-name="P24">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1107295572" text:style-name="WW8Num46">
        <text:list-item>
          <text:p text:style-name="P25"><text:span text:style-name="T1">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5"><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25"><text:span text:style-name="T1">Unicity</text:span>: the id of a part must be unique within the document. </text:p>
        </text:list-item>
        <text:list-item>
          <text:p text:style-name="P25"><text:span text:style-name="T1">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25"><text:span text:style-name="T1">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25"><text:span text:style-name="T1">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25"><text:span text:style-name="T1">Contiguity</text:span>: the id of a part must be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25"><text:span text:style-name="T1">Meaningfulness</text:span>: the id of a part must, as much as possible, express basic facts about its nature, position, or relation to superior and/or neighboring elements that are meaningful to the local tradition. <text:s/></text:p>
        </text:list-item>
        <text:list-item>
          <text:p text:style-name="P25"><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865641778" text:style-name="WW8Num64">
        <text:list-item>
          <text:p text:style-name="P26"><text:span text:style-name="T1">Multi-lingual document</text:span>: The fragment in the default language uses the basic id, the <text:s/>fragment is any further language uses a modified id, and both use the same evolvingId. E.g.:</text:p>
        </text:list-item>
      </text:list>
      <text:p text:style-name="P65"><text:span text:style-name="Macchina_20_da_20_scrivere_20_HTML">&lt;art id="art2" evolvingId="art2"&gt;</text:span></text:p>
      <text:p text:style-name="P65"><text:span text:style-name="Macchina_20_da_20_scrivere_20_HTML"><text:s/>&lt;num&gt;2&lt;/num&gt;</text:span></text:p>
      <text:p text:style-name="P65"><text:span text:style-name="Macchina_20_da_20_scrivere_20_HTML"><text:s/>&lt;content&gt;</text:span></text:p>
      <text:p text:style-name="P65"><text:span text:style-name="Macchina_20_da_20_scrivere_20_HTML"><text:s text:c="3"/>&lt;p&gt;Some text in English&lt;/p&gt;</text:span></text:p>
      <text:p text:style-name="P65"><text:span text:style-name="Macchina_20_da_20_scrivere_20_HTML"><text:s/>&lt;/content&gt;</text:span></text:p>
      <text:p text:style-name="P65"><text:span text:style-name="Macchina_20_da_20_scrivere_20_HTML">&lt;/art&gt;</text:span></text:p>
      <text:p text:style-name="P65"><text:span text:style-name="Macchina_20_da_20_scrivere_20_HTML">&lt;art id="art2fra" evolvingId="art2"&gt;</text:span></text:p>
      <text:p text:style-name="P65"><text:span text:style-name="Macchina_20_da_20_scrivere_20_HTML"><text:s/>&lt;num&gt;2&lt;/num&gt;</text:span></text:p>
      <text:p text:style-name="P65"><text:span text:style-name="Macchina_20_da_20_scrivere_20_HTML"><text:s/>&lt;content&gt;</text:span></text:p>
      <text:p text:style-name="P65"><text:span text:style-name="Macchina_20_da_20_scrivere_20_HTML"><text:s text:c="3"/>&lt;p&gt;Du texte en Français&lt;/p&gt;</text:span></text:p>
      <text:p text:style-name="P65"><text:span text:style-name="Macchina_20_da_20_scrivere_20_HTML"><text:s/>&lt;/content&gt;</text:span></text:p>
      <text:p text:style-name="P65"><text:span text:style-name="Macchina_20_da_20_scrivere_20_HTML">&lt;/art&gt;</text:span></text:p>
      <text:p text:style-name="P79"><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192791672" text:style-name="WW8Num49">
        <text:list-item>
          <text:p text:style-name="P27"><text:span text:style-name="T1">Multi-version document</text:span>: The "default" fragment uses a plain id, the "secondary" destination uses a modified id, and both use the same evolvingId. </text:p>
        </text:list-item>
      </text:list>
      <text:p text:style-name="P65"><text:span text:style-name="Macchina_20_da_20_scrivere_20_HTML">&lt;art id="art2" evolvingId="art2"&gt;</text:span></text:p>
      <text:p text:style-name="P65"><text:span text:style-name="Macchina_20_da_20_scrivere_20_HTML"><text:s/>&lt;num&gt;2&lt;/num&gt;</text:span></text:p>
      <text:p text:style-name="P65"><text:span text:style-name="Macchina_20_da_20_scrivere_20_HTML"><text:s/>&lt;content&gt;</text:span></text:p>
      <text:p text:style-name="P65"><text:span text:style-name="Macchina_20_da_20_scrivere_20_HTML"><text:s text:c="3"/>&lt;p&gt;New version of art.2&lt;/p&gt;</text:span></text:p>
      <text:p text:style-name="P65"><text:span text:style-name="Macchina_20_da_20_scrivere_20_HTML"><text:s/>&lt;/content&gt;</text:span></text:p>
      <text:p text:style-name="P65"><text:span text:style-name="Macchina_20_da_20_scrivere_20_HTML">&lt;/art&gt;</text:span></text:p>
      <text:p text:style-name="P65"><text:span text:style-name="Macchina_20_da_20_scrivere_20_HTML">&lt;art id="art2v1" evolvingId="art2"&gt;</text:span></text:p>
      <text:p text:style-name="P65"><text:span text:style-name="Macchina_20_da_20_scrivere_20_HTML"><text:s/>&lt;num&gt;2&lt;/num&gt;</text:span></text:p>
      <text:p text:style-name="P65"><text:span text:style-name="Macchina_20_da_20_scrivere_20_HTML"><text:s/>&lt;content&gt;</text:span></text:p>
      <text:p text:style-name="P65"><text:soft-page-break/><text:span text:style-name="Macchina_20_da_20_scrivere_20_HTML"><text:s text:c="3"/>&lt;p&gt;Old version of art.2&lt;/p&gt;</text:span></text:p>
      <text:p text:style-name="P65"><text:span text:style-name="Macchina_20_da_20_scrivere_20_HTML"><text:s/>&lt;/content&gt;</text:span></text:p>
      <text:p text:style-name="P65"><text:span text:style-name="Macchina_20_da_20_scrivere_20_HTML">&lt;/art&gt;</text:span></text:p>
      <text:p text:style-name="P58">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778860690" text:continue-numbering="true" text:style-name="WW8Num49">
        <text:list-item>
          <text:p text:style-name="P27"><text:span text:style-name="T1">Amending act</text:span>: the structured content use evolvingId as a suggestion of the id that the structure will have in the new version of the amended document: </text:p>
        </text:list-item>
      </text:list>
      <text:p text:style-name="P65"><text:span text:style-name="Macchina_20_da_20_scrivere_20_HTML">&lt;mod id="mod1"&gt;</text:span></text:p>
      <text:p text:style-name="P65"><text:span text:style-name="Macchina_20_da_20_scrivere_20_HTML"><text:tab/>Art. 5 is changed as follows: </text:span></text:p>
      <text:p text:style-name="P65"><text:span text:style-name="Macchina_20_da_20_scrivere_20_HTML"><text:tab/>&lt;quotedStructure id="mod1-quo1"&gt;</text:span></text:p>
      <text:p text:style-name="P65"><text:span text:style-name="Macchina_20_da_20_scrivere_20_HTML"><text:tab/><text:tab/>&lt;art id="mod1-quo1-art5" evolvingId="art5"&gt;</text:span></text:p>
      <text:p text:style-name="P65"><text:span text:style-name="Macchina_20_da_20_scrivere_20_HTML"><text:tab/><text:tab/><text:tab/>...</text:span></text:p>
      <text:p text:style-name="P65"><text:span text:style-name="Macchina_20_da_20_scrivere_20_HTML"><text:tab/><text:tab/>&lt;/art&gt;</text:span></text:p>
      <text:p text:style-name="P65"><text:span text:style-name="Macchina_20_da_20_scrivere_20_HTML"><text:tab/>&lt;/quotedStructure&gt;</text:span></text:p>
      <text:p text:style-name="P65"><text:span text:style-name="Macchina_20_da_20_scrivere_20_HTML">&lt;/mod&gt;</text:span></text:p>
      <text:list xml:id="list892375611" text:continue-numbering="true" text:style-name="WW8Num49">
        <text:list-item>
          <text:p text:style-name="P27"><text:span text:style-name="T1">Renumbering of bill (see use case 4.1)</text:span>: The first version of the bill has simple ids: </text:p>
        </text:list-item>
      </text:list>
      <text:p text:style-name="Standard"/>
      <text:p text:style-name="P65"><text:span text:style-name="Macchina_20_da_20_scrivere_20_HTML"><text:tab/><text:tab/>&lt;article id="art1"&gt;</text:span></text:p>
      <text:p text:style-name="P65"><text:span text:style-name="Macchina_20_da_20_scrivere_20_HTML"><text:tab/><text:tab/><text:tab/>&lt;num&gt;1&lt;/num&gt;</text:span></text:p>
      <text:p text:style-name="P65"><text:span text:style-name="Macchina_20_da_20_scrivere_20_HTML"><text:tab/><text:tab/><text:tab/>&lt;content&gt;&lt;p&gt;Originally article 1&lt;/p&gt;&lt;/content&gt;</text:span></text:p>
      <text:p text:style-name="P65"><text:span text:style-name="Macchina_20_da_20_scrivere_20_HTML"><text:tab/><text:tab/>&lt;/article&gt;</text:span></text:p>
      <text:p text:style-name="P65"><text:span text:style-name="Macchina_20_da_20_scrivere_20_HTML"><text:tab/><text:tab/>&lt;article id="art2"&gt;</text:span></text:p>
      <text:p text:style-name="P65"><text:span text:style-name="Macchina_20_da_20_scrivere_20_HTML"><text:tab/><text:tab/><text:tab/>&lt;num&gt;2&lt;/num&gt;</text:span></text:p>
      <text:p text:style-name="P65"><text:span text:style-name="Macchina_20_da_20_scrivere_20_HTML"><text:tab/><text:tab/><text:tab/>&lt;content&gt;&lt;p&gt;Originally article 2&lt;/p&gt;&lt;/content&gt;</text:span></text:p>
      <text:p text:style-name="P65"><text:span text:style-name="Macchina_20_da_20_scrivere_20_HTML"><text:tab/><text:tab/>&lt;/article&gt;</text:span></text:p>
      <text:p text:style-name="P65"><text:span text:style-name="Macchina_20_da_20_scrivere_20_HTML"><text:tab/><text:tab/>&lt;article id="art3"&gt;</text:span></text:p>
      <text:p text:style-name="P65"><text:span text:style-name="Macchina_20_da_20_scrivere_20_HTML"><text:tab/><text:tab/><text:tab/>&lt;num&gt;3&lt;/num&gt;</text:span></text:p>
      <text:p text:style-name="P65"><text:span text:style-name="Macchina_20_da_20_scrivere_20_HTML"><text:tab/><text:tab/><text:tab/>&lt;content&gt;&lt;p&gt;Originally article 3&lt;/p&gt;&lt;/content&gt;</text:span></text:p>
      <text:p text:style-name="P65"><text:span text:style-name="Macchina_20_da_20_scrivere_20_HTML"><text:tab/><text:tab/>&lt;/article&gt;</text:span></text:p>
      <text:p text:style-name="Standard"/>
      <text:p text:style-name="P79"><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65"><text:span text:style-name="Macchina_20_da_20_scrivere_20_HTML"><text:tab/><text:tab/>&lt;article id="art1"&gt;</text:span></text:p>
      <text:p text:style-name="P65"><text:span text:style-name="Macchina_20_da_20_scrivere_20_HTML"><text:tab/><text:tab/><text:tab/>&lt;num&gt;1&lt;/num&gt;</text:span></text:p>
      <text:p text:style-name="P65"><text:span text:style-name="Macchina_20_da_20_scrivere_20_HTML"><text:tab/><text:tab/><text:tab/>&lt;content&gt;&lt;p&gt;Originally article 1&lt;/p&gt;&lt;/content&gt;</text:span></text:p>
      <text:p text:style-name="P65"><text:span text:style-name="Macchina_20_da_20_scrivere_20_HTML"><text:tab/><text:tab/>&lt;/article&gt;</text:span></text:p>
      <text:p text:style-name="P65"><text:span text:style-name="Macchina_20_da_20_scrivere_20_HTML"><text:tab/><text:tab/>&lt;article id="art2new" evolvingId="art2"&gt;</text:span></text:p>
      <text:p text:style-name="P65"><text:span text:style-name="Macchina_20_da_20_scrivere_20_HTML"><text:tab/><text:tab/><text:tab/>&lt;num&gt;2&lt;/num&gt;</text:span></text:p>
      <text:p text:style-name="P65"><text:span text:style-name="Macchina_20_da_20_scrivere_20_HTML"><text:tab/><text:tab/><text:tab/>&lt;content&gt;&lt;p&gt;New article 2&lt;/p&gt;&lt;/content&gt;</text:span></text:p>
      <text:p text:style-name="P65"><text:span text:style-name="Macchina_20_da_20_scrivere_20_HTML"><text:tab/><text:tab/>&lt;/article&gt;</text:span></text:p>
      <text:p text:style-name="P65"><text:span text:style-name="Macchina_20_da_20_scrivere_20_HTML"><text:tab/><text:tab/>&lt;article id="art2" evolvingId="art3"&gt;</text:span></text:p>
      <text:p text:style-name="P65"><text:span text:style-name="Macchina_20_da_20_scrivere_20_HTML"><text:tab/><text:tab/><text:tab/>&lt;num&gt;3&lt;/num&gt;</text:span></text:p>
      <text:p text:style-name="P65"><text:span text:style-name="Macchina_20_da_20_scrivere_20_HTML"><text:tab/><text:tab/><text:tab/>&lt;content&gt;&lt;p&gt;Originally article 2&lt;/p&gt;&lt;/content&gt;</text:span></text:p>
      <text:p text:style-name="P65"><text:span text:style-name="Macchina_20_da_20_scrivere_20_HTML"><text:tab/><text:tab/>&lt;/article&gt;</text:span></text:p>
      <text:p text:style-name="P65"><text:span text:style-name="Macchina_20_da_20_scrivere_20_HTML"><text:tab/><text:tab/>&lt;article id="art3" evolvingId="art4"&gt;</text:span></text:p>
      <text:p text:style-name="P65"><text:span text:style-name="Macchina_20_da_20_scrivere_20_HTML"><text:tab/><text:tab/><text:tab/>&lt;num&gt;4&lt;/num&gt;</text:span></text:p>
      <text:p text:style-name="P65"><text:span text:style-name="Macchina_20_da_20_scrivere_20_HTML"><text:tab/><text:tab/><text:tab/>&lt;content&gt;&lt;p&gt;Originally article 3&lt;/p&gt;&lt;/content&gt;</text:span></text:p>
      <text:p text:style-name="P65"><text:span text:style-name="Macchina_20_da_20_scrivere_20_HTML"><text:tab/><text:tab/>&lt;/article&gt;</text:span></text:p>
      <text:p text:style-name="P79"><text:tab/>Since bills mostly receive static references, and since static references always include the version number, it is always very clear what refers to what: <text:span text:style-name="Macchina_20_da_20_scrivere_20_HTML">bill@v1#art2</text:span> refers to the <text:soft-page-break/>same article as <text:span text:style-name="Macchina_20_da_20_scrivere_20_HTML">bill@v2#art3</text:span> and a different one than <text:span text:style-name="Macchina_20_da_20_scrivere_20_HTML">bill@v2#art2</text:span>.</text:p>
      <text:list xml:id="list256298239" text:continue-numbering="true" text:style-name="WW8Num49">
        <text:list-item>
          <text:p text:style-name="P27"><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7">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7">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7">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3"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939207107" text:style-name="WW8Num20">
        <text:list-item>
          <text:p text:style-name="P67">WORK – the abstract concept of the legal resource (e.g., act 3 of 2005).</text:p>
        </text:list-item>
        <text:list-item>
          <text:p text:style-name="P67">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7">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7">ITEM – the physical copy of any manifestation in the form of a file stored somewhere in some computer on the net or disconnected (e.g., the file called act32005.pdf <text:s/>on my computer containing a PDF representation of act 3, 2005 as in the version following <text:soft-page-break/>the amendments entered into force on July 3<text:span text:style-name="T11">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370436852" text:style-name="WW8Num36">
        <text:list-item>
          <text:p text:style-name="P74">WorkComponents (e.g., main, schedule, table, etc) - the WorkComponents are abstract entities that can be referenced to refer to different ExpressionComponents in time. </text:p>
        </text:list-item>
        <text:list-item>
          <text:p text:style-name="P74">ExpressionComponent (e.g., main, schedule, table, etc.) - the ExpressionComponents represent the visible division of the document as generated by the content author (Parliament, etc.)</text:p>
        </text:list-item>
        <text:list-item>
          <text:p text:style-name="P74">ManifestationComponent (e.g., xml files, PDF files, TIFF images, etc.) - the ManifestationComponents represent the division of the document as generated by the manifestation author (e.g., the XML editor).</text:p>
        </text:list-item>
        <text:list-item>
          <text:p text:style-name="P74">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269168409" text:style-name="WW8Num61">
        <text:list-item>
          <text:p text:style-name="P30"><text:span text:style-name="T3">MEANINGFULNESS</text:span>: the name is a meaningful and logical description of the resource and not of its physical path</text:p>
        </text:list-item>
        <text:list-item>
          <text:p text:style-name="P30"><text:span text:style-name="T3">PERMANENCE</text:span>: the name must be permanent and stable over time</text:p>
        </text:list-item>
        <text:list-item>
          <text:p text:style-name="P30"><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936215065" text:style-name="WW8Num59">
        <text:list-item>
          <text:p text:style-name="P75">Legislative references will most probably refer to WORKs: acts referring to other acts do so regardless of the actual version, and references must be to something independent of all possible expressions, e.g., to the work. </text:p>
        </text:list-item>
        <text:list-item>
          <text:p text:style-name="P75">The list of attachments and schedules belong to a specific EXPRESSION, so references to ExpressionComponents is specific of the expression level. </text:p>
        </text:list-item>
        <text:list-item>
          <text:p text:style-name="P75">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5">Multimedia fragments within an XML manifestation (e.g., a drawing, a schema, a map, etc.) do not exist as independent ExpressionComponents, as they are only a part of some ExpressionComponent (even when they are the only part). In fact <text:soft-page-break/>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5">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5">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32">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text:soft-page-break/>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33">as specified in &lt;ref href="/kn/act/2006-08-10/123#sec12"&gt;section 12 of act 13/2006&lt;/ref&gt;</text:p>
      <text:p text:style-name="Standard"/>
      <text:p text:style-name="Standard">while a reference to a specific attachment of the same act is always local:</text:p>
      <text:p text:style-name="Standard"/>
      <text:p text:style-name="P33">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3">&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2">The URI of a Work</text:p>
      <text:p text:style-name="Standard">The URI for the WORK is the baseline for building the URI for the EXPRESSION, which is the baseline for the URI of the MANIFESTATION. </text:p>
      <text:p text:style-name="Standard"/>
      <text:p text:style-name="P58">The URI for the WORK consists of the following pieces:</text:p>
      <text:list xml:id="list461785092" text:style-name="WW8Num35">
        <text:list-item>
          <text:p text:style-name="P34">The base URL of a naming authority with URI-resolving capabilities <text:span text:style-name="T1">(not relevant for the Naming Convention)</text:span></text:p>
        </text:list-item>
        <text:list-item>
          <text:p text:style-name="P34">A detail fragment organizing in a hierarchical fashion the additional data:</text:p>
        </text:list-item>
      </text:list>
      <text:p text:style-name="P80"/>
      <text:list xml:id="list2063205523" text:continue-numbering="true" text:style-name="WW8Num35">
        <text:list-item>
          <text:p text:style-name="P82">Country (a two-letter code according to ISO 3166-1 alpha-2) – in case of an Akoma Ntoso XML representation, this value must correspond to the content of element FRBRcountry in the metadata. </text:p>
        </text:list-item>
        <text:list-item>
          <text:p text:style-name="P82">Type of document – in case of an Akoma Ntoso XML representation, this value must correspond to the element immediately below the akomaNtoso root element (e.g., act, bill, debateReport, etc.).</text:p>
        </text:list-item>
        <text:list-item>
          <text:p text:style-name="P82">Any specification of document subtype, if appropriate – in case of an Akoma Ntoso XML representation, this value must correspond to the content of element FRBRsubtype in the metadata.</text:p>
        </text:list-item>
        <text:list-item>
          <text:p text:style-name="P82">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82">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82"><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text:change-start text:change-id="ct139830396586648"/>name<text:change-end text:change-id="ct139830396586648"/><text:change text:change-id="ct139830396546640"/>, respectively, of the metadata.</text:p>
        </text:list-item>
      </text:list>
      <text:p text:style-name="Standard">All components are separated by forward slashes (“/”) so as to exploit relative URIs in references.</text:p>
      <text:list xml:id="list649075692" text:style-name="WW8Num51">
        <text:list-item>
          <text:p text:style-name="P35"><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35"><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35"><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35"><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item>
          <text:p text:style-name="P35"><text:span text:style-name="T15">[http://www.authority.org]</text:span><text:span text:style-name="T13">/ke/act/decree/MinistryForeignAffairs/2005-07-12/3</text:span><text:span text:style-name="Internet_20_link_20__28_user_29_">: </text:span><text:span text:style-name="T14">Kenya, Decree n. 3 of 2005 by the Ministry of Foreign Affairs</text:span></text:p>
        </text:list-item>
        <text:list-item>
          <text:p text:style-name="P35"/>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2092408462" text:style-name="WW8Num29">
        <text:list-item>
          <text:p text:style-name="P36">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6">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918680975" text:style-name="WW8Num15">
        <text:list-item>
          <text:p text:style-name="P37"><text:span text:style-name="T15">[http://www.authority.org]</text:span><text:span text:style-name="T12">/kn/act/2007-01-01/1/schedule1</text:span></text:p>
        </text:list-item>
      </text:list>
      <text:p text:style-name="P84">Kenya, schedule 1 of act 1 from 2007 (WorkComponent)</text:p>
      <text:h text:style-name="Heading_20_2" text:outline-level="2"><text:soft-page-break/>The URI of an Expression</text:h>
      <text:p text:style-name="P31">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599290090" text:style-name="WW8Num7">
        <text:list-item>
          <text:p text:style-name="P68">The URI of the corresponding WORK </text:p>
        </text:list-item>
        <text:list-item>
          <text:p text:style-name="P68">The character “/”</text:p>
        </text:list-item>
        <text:list-item>
          <text:p text:style-name="P68">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8">The “@” character (required)</text:p>
        </text:list-item>
        <text:list-item>
          <text:p text:style-name="P68">Zero or more comma-separated version identifiers as follows:</text:p>
          <text:list>
            <text:list-item>
              <text:p text:style-name="P76">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6">If a bill, the presentation date is appropriate, or the stage in the approval process that the current draft is the result of.</text:p>
            </text:list-item>
          </text:list>
        </text:list-item>
        <text:list-item>
          <text:p text:style-name="P68">The “#” character (required only if an optional part is added)</text:p>
        </text:list-item>
        <text:list-item>
          <text:p text:style-name="P68">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8">Any content-specification date (as opposed to validity dates) (optional)</text:p>
        </text:list-item>
      </text:list>
      <text:p text:style-name="Standard">The absence of the version identifiers signals two different situations depending on the type of document: </text:p>
      <text:list xml:id="list2052350380" text:continue-numbering="true" text:style-name="WW8Num7">
        <text:list-item>
          <text:p text:style-name="P68">If the document is not versioned (e.g., the debate record of an assembly) then version identifier need not and cannot be present.</text:p>
        </text:list-item>
        <text:list-item>
          <text:p text:style-name="P68">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8"/>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URI with a dangling "@" character (which implies that the actual version date is the first appropriate date for that work).</text:p>
      <text:p text:style-name="Standard"/>
      <text:list xml:id="list87486591" text:style-name="WW8Num8">
        <text:list-item>
          <text:p text:style-name="P86"><text:span text:style-name="T15">[http://www.authority.org]</text:span><text:span text:style-name="T7">/dz/debaterecord/2004-12-21/fra</text:span><text:line-break/>Algerian parliamentary debate record, 21st December 2004., French version </text:p>
        </text:list-item>
        <text:list-item>
          <text:p text:style-name="P86"><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86"><text:span text:style-name="T15">[http://www.authority.org]</text:span><text:span text:style-name="T7">/sl/act/2004-02-13/2/eng@</text:span><text:line-break/>Sierra Leone enacted Legislation. Act number 2 of 2004. <text:s/>English version, original version</text:p>
        </text:list-item>
        <text:list-item>
          <text:p text:style-name="P86"><text:span text:style-name="T15">[http://www.authority.org]</text:span><text:span text:style-name="T7">/sl/act/2004-02-13/2/eng@2004-07-21</text:span><text:line-break/>Sierra Leone enacted Legislation. Act number 2 of 2004. <text:s/>English version, as amended on July 2004</text:p>
        </text:list-item>
        <text:list-item>
          <text:p text:style-name="P86"><text:span text:style-name="T15">[http://www.authority.org]</text:span><text:span text:style-name="T7">/ng/bill/2003-05-14/19/eng@first</text:span><text:line-break/>Namibia Bill number 19 of 2003, first stage, English version</text:p>
        </text:list-item>
        <text:list-item>
          <text:p text:style-name="P86"><text:span text:style-name="T15">[http://www.authority.org]</text:span><text:span text:style-name="T7">/mg/act/2003-03-12/3/mul</text:span><text:line-break/>Madagascar. Act 3 from 2003 in French and Malagasy.</text:p>
        </text:list-item>
        <text:list-item>
          <text:p text:style-name="P86"><text:span text:style-name="T15">[http://www.</text:span><text:span text:style-name="T15">auth.org]</text:span><text:span text:style-name="T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5"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5" text:outline-level="4">The expression is composed of many components</text:h>
      <text:p text:style-name="Standard">The URI for each ExpressionComponent consist in this case of the following pieces: </text:p>
      <text:list xml:id="list1411724986" text:style-name="WW8Num6">
        <text:list-item>
          <text:p text:style-name="P69">The URI of the corresponding EXPRESSION as a whole</text:p>
        </text:list-item>
        <text:list-item>
          <text:p text:style-name="P69">The character “/”</text:p>
        </text:list-item>
        <text:list-item>
          <text:p text:style-name="P69">Either</text:p>
        </text:list-item>
      </text:list>
      <text:p text:style-name="P87"><text:span text:style-name="T17">1.<text:tab/></text:span>A unique name for the attachment </text:p>
      <text:p text:style-name="P87"><text:span text:style-name="T17">2.<text:tab/></text:span>The name “main” which is reserved for the main document. It we have different main they are numbered sequentially: main1, main2, etc.</text:p>
      <text:p text:style-name="Standard"/>
      <text:list xml:id="list40464694" text:continue-list="list87486591" text:style-name="WW8Num8">
        <text:list-item>
          <text:p text:style-name="P86"><text:span text:style-name="T15">[http://www.authority.org]</text:span><text:span text:style-name="T7">/dz/minutes/2004-12-21/fra/main</text:span><text:line-break/><text:soft-page-break/>Algerian parliamentary debate record, 21st December 2004., French version, main document</text:p>
        </text:list-item>
        <text:list-item>
          <text:p text:style-name="P86"><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86"><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86"><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921447130" text:style-name="WW8Num5">
        <text:list-item>
          <text:p text:style-name="P70">if the attachment does not have further attachments, its URI is provided as detailed in the previous section, without further addenda. </text:p>
        </text:list-item>
        <text:list-item>
          <text:p text:style-name="P70">If the attachment has further attachments, the URI as detailed in the previous section refers to the whole attachment, including its own attachments.</text:p>
        </text:list-item>
        <text:list-item>
          <text:p text:style-name="P70">To refer to the main document of an attachment that has further attachments, a further “/main” part should be added. </text:p>
        </text:list-item>
        <text:list-item>
          <text:p text:style-name="P70">To refer to any further attachment of an attachment, a further “/” followed by a unique name for the attachment must be added to the attachment itself. </text:p>
        </text:list-item>
      </text:list>
      <text:p text:style-name="Standard"/>
      <text:list xml:id="list1184230978" text:continue-list="list40464694" text:style-name="WW8Num8">
        <text:list-item>
          <text:p text:style-name="P86"><text:span text:style-name="T15">[http://www.authority.org]</text:span><text:span text:style-name="T7">/sl/act/2004-02-13/2/eng@2004-07-21/main/schedule1</text:span><text:line-break/>Whole attachment “schedule01” of the Sierra Leone enacted Legislation. Act number 2 of 2004. <text:s/>English version, English version, as amended on July 2004. </text:p>
        </text:list-item>
        <text:list-item>
          <text:p text:style-name="P86"><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86"><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86"><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31"/>
      <text:p text:style-name="Standard">There are at least three cases where such situation may take place: </text:p>
      <text:list xml:id="list1024108480" text:style-name="WW8Num4">
        <text:list-item>
          <text:p text:style-name="P71">the information is not known by the author of the expression (e.g., the legislator), in which case the act of actually retrieving the correct information is in itself an act of interpretation; </text:p>
        </text:list-item>
        <text:list-item>
          <text:p text:style-name="P71">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1">the information is not know by the query system.</text:p>
        </text:list-item>
      </text:list>
      <text:p text:style-name="P38"/>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954013617" text:continue-list="list1184230978" text:style-name="WW8Num8">
        <text:list-item>
          <text:p text:style-name="P77"><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824634741" text:continue-list="list2052350380" text:style-name="WW8Num7">
        <text:list-item>
          <text:p text:style-name="P68">The URI of the corresponding EXPRESSION as a whole</text:p>
        </text:list-item>
        <text:list-item>
          <text:p text:style-name="P68">The character “#” (only required if any of the optional parts is added)</text:p>
        </text:list-item>
        <text:list-item>
          <text:p text:style-name="P68">The <text:span text:style-name="T18">markup authoring information</text:span> (useful to determine the authoritativeness of the<text:span text:style-name="T19"> markup and metadata) (optional)</text:span> – in case of an Akoma Ntoso XML representation, this value must correspond to the content of element FRBRauthor in the FRBRManifestation section of the metadata.</text:p>
        </text:list-item>
        <text:list-item>
          <text:p text:style-name="P68">Any relevant <text:span text:style-name="T18">markup-specific date (optional)</text:span> – in case of an Akoma Ntoso XML representation, this value must correspond to the content of element FRBRdate in the <text:soft-page-break/>FRBRManifestation section of the metadata.</text:p>
        </text:list-item>
        <text:list-item>
          <text:p text:style-name="P68">Any additional <text:span text:style-name="T18">markup-related annotation</text:span> (e.g., the existence of multiple versions, of annotations, etc.) (optional)</text:p>
        </text:list-item>
        <text:list-item>
          <text:p text:style-name="P68">The character “.” (required)</text:p>
        </text:list-item>
        <text:list-item>
          <text:p text:style-name="P68">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5"/>
      <text:list xml:id="list1480959574" text:continue-list="list1954013617" text:style-name="WW8Num8">
        <text:list-item>
          <text:p text:style-name="P86"><text:span text:style-name="T15">[http://www.authority.org]</text:span><text:span text:style-name="T7">/dz/debaterecord/2004-12-21/fra/main.doc</text:span><text:line-break/>Word version of the Algerian parliamentary debate record, 21st December 2004., French version</text:p>
        </text:list-item>
        <text:list-item>
          <text:p text:style-name="P86"><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86"><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item>
          <text:p text:style-name="P86"><text:span text:style-name="T15">[http://www.authority.org]</text:span><text:span text:style-name="T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976620095" text:style-name="WW8Num3">
        <text:list-item>
          <text:p text:style-name="P72">The URI of the corresponding EXPRESSION as a whole</text:p>
        </text:list-item>
        <text:list-item>
          <text:p text:style-name="P72">The character “#” (only required if any of the optional parts is added)</text:p>
        </text:list-item>
        <text:list-item>
          <text:p text:style-name="P72">The <text:span text:style-name="T18">markup authoring information</text:span> to determine the authoritativeness of the<text:span text:style-name="T19"> markup and metadata (optional)</text:span></text:p>
        </text:list-item>
        <text:list-item>
          <text:p text:style-name="P72">Any relevant <text:span text:style-name="T18">markup-specific date (optional)</text:span></text:p>
        </text:list-item>
        <text:list-item>
          <text:p text:style-name="P72">Any additional <text:span text:style-name="T18">markup-related annotation</text:span> (e.g., the existence of multiple versions, of annotations, etc.) (optional)</text:p>
        </text:list-item>
        <text:list-item>
          <text:p text:style-name="P72">The character “/”</text:p>
        </text:list-item>
        <text:list-item>
          <text:p text:style-name="P72">Some unique identification of the ManifestationComponent with respect either to the manifestation as a whole or to the ExpressionComponent the component is the manifestation of. </text:p>
        </text:list-item>
        <text:list-item>
          <text:p text:style-name="P72">The character “.“</text:p>
        </text:list-item>
        <text:list-item>
          <text:p text:style-name="P72">A unique extension of the data format in which the manifestation is drafted. The <text:soft-page-break/>acronym can be “pdf” for PDF, “doc” for MS Word, “xml” for XML documents, “tif” for image formats, etc. </text:p>
        </text:list-item>
      </text:list>
      <text:p text:style-name="P88"/>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354559116" text:style-name="WW8Num2">
        <text:list-item>
          <text:p text:style-name="P73">If the document is just composed of text and does not refer to any multimedia fragment of any form, then the ZIP package contains a single document called “main.xml”. </text:p>
        </text:list-item>
        <text:list-item>
          <text:p text:style-name="P73">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73">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375677007" text:continue-list="list1480959574" text:style-name="WW8Num8">
        <text:list-item>
          <text:p text:style-name="P89">attachment1.xml<text:line-break/>Manifestation of the first attachment of the current document</text:p>
        </text:list-item>
        <text:list-item>
          <text:p text:style-name="P89">schedule3.xml<text:line-break/>Manifestation of the third attachment of the current document</text:p>
        </text:list-item>
        <text:list-item>
          <text:p text:style-name="P89">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701048055" text:style-name="WW8Num1">
        <text:list-item>
          <text:p text:style-name="P90">The URI of the corresponding EXPRESSION as a whole</text:p>
        </text:list-item>
        <text:list-item>
          <text:p text:style-name="P90"><text:soft-page-break/>The character “/”</text:p>
        </text:list-item>
        <text:list-item>
          <text:p text:style-name="P91">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text:soft-page-break/>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074103365" text:continue-list="list1375677007" text:style-name="WW8Num8">
        <text:list-item>
          <text:p text:style-name="P28">The base URL of a naming authority with URI-resolving capabilities</text:p>
        </text:list-item>
        <text:list-item>
          <text:p text:style-name="P28">A detail fragment organizing in a hierarchical fashion the additional data:</text:p>
          <text:list>
            <text:list-item>
              <text:p text:style-name="P29">The string “/ontology”</text:p>
            </text:list-item>
            <text:list-item>
              <text:p text:style-name="P29">The official name of the appropriate TLC</text:p>
            </text:list-item>
            <text:list-item>
              <text:p text:style-name="P29">Any number (including none) of slash-separated subclasses of the TLC, as long as they all refer to correct properties of the corresponding instance </text:p>
            </text:list-item>
            <text:list-item>
              <text:p text:style-name="P29">The ID of the instance, guaranteed to be unique within the TLC. </text:p>
            </text:list-item>
          </text:list>
        </text:list-item>
      </text:list>
      <text:p text:style-name="P39"/>
      <text:p text:style-name="Standard">All components are separated by forward slashes (“/”) so as to exploit relative URIs in references. </text:p>
      <text:p text:style-name="P85"/>
      <text:list xml:id="list1244206690" text:continue-numbering="true" text:style-name="WW8Num8">
        <text:list-item>
          <text:p text:style-name="P86"><text:span text:style-name="T15">[http://www.authority.org]</text:span><text:span text:style-name="T7">/ontology/person/kn.joe.smith.1964-12-22</text:span><text:line-break/>Joe Smith </text:p>
        </text:list-item>
        <text:list-item>
          <text:p text:style-name="P86"><text:span text:style-name="T15">[http://www.authority.org]</text:span><text:span text:style-name="T7">/ontology/person/kn/kn.joe.smith.1964-12-22</text:span><text:line-break/>Joe Smith (implying that he is a Kenyan)</text:p>
        </text:list-item>
        <text:list-item>
          <text:p text:style-name="P86"><text:span text:style-name="T15">[http://www.authority.org]</text:span><text:span text:style-name="T7">/ontology/person/kn/judge/kn.joe.smith.1964-12-22</text:span><text:line-break/>Joe Smith (implying that he is a Kenyan who is a judge)</text:p>
        </text:list-item>
        <text:list-item>
          <text:p text:style-name="P86"><text:span text:style-name="T15">[http://www.authority.org]</text:span><text:span text:style-name="T7">/ontology/person/judge/kn/kn.joe.smith.1964-12-22</text:span><text:line-break/>Joe Smith (implying that he is a judge who is a Kenyan)</text:p>
        </text:list-item>
        <text:list-item>
          <text:p text:style-name="P86"><text:span text:style-name="T15">[http://www.authority.org]</text:span><text:span text:style-name="T7">/ontology/person/kenyanjudge/kn.joe.smith.1964-12-22</text:span><text:line-break/>Joe Smith (implying that he is a Kenyan judge)</text:p>
        </text:list-item>
      </text:list>
      <text:p text:style-name="Standard"><text:soft-page-break/></text:p>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2161777599" text:continue-numbering="true" text:style-name="WW8Num8">
        <text:list-item>
          <text:p text:style-name="P86"><text:span text:style-name="T15">[http://www.authority.org]</text:span>/sl/act/2004-02-13/2<text:line-break/><text:span text:style-name="T15">[http://www.authority.org]</text:span>/ontology/work/sl.act.2004-02-13.2</text:p>
        </text:list-item>
        <text:list-item>
          <text:p text:style-name="P86"><text:span text:style-name="T15">[http://www.authority.org]</text:span>/sl/act/2004-02-13/2/eng@2004-07-21<text:line-break/><text:span text:style-name="T15">[http://www.authority.org]</text:span>/ontology/expression/sl.act.2004-02-13.2.eng@2004-07-21</text:p>
        </text:list-item>
        <text:list-item>
          <text:p text:style-name="P86"><text:span text:style-name="T15">[http://www.authority.org]</text:span>/sl/act/2004-02-13/2/eng@2004-07-21/main/schedule1<text:line-break/><text:span text:style-name="T15">[http://www.authority.org]</text:span>/ontology/expression.component/sl.act.2004-02-13.2.eng@2004-07-21.main.schedule1</text:p>
        </text:list-item>
        <text:list-item>
          <text:p text:style-name="P86"><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699959197" text:style-name="WW8Num40">
        <text:list-item>
          <text:p text:style-name="P40"><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533229124" text:continue-numbering="true" text:style-name="WW8Num40">
        <text:list-item>
          <text:p text:style-name="P40"><text:span text:style-name="T7">kn.parliament<text:line-break/></text:span>the Kenyan Parliament</text:p>
        </text:list-item>
      </text:list>
      <text:h text:style-name="Heading_20_3" text:outline-level="3"><text:soft-page-break/>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294083499" text:continue-numbering="true" text:style-name="WW8Num40">
        <text:list-item>
          <text:p text:style-name="P40"><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666122772" text:continue-numbering="true" text:style-name="WW8Num40">
        <text:list-item>
          <text:p text:style-name="P40"><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637515247" text:continue-numbering="true" text:style-name="WW8Num40">
        <text:list-item>
          <text:p text:style-name="P40"><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2154555824" text:continue-numbering="true" text:style-name="WW8Num40">
        <text:list-item>
          <text:p text:style-name="P40"><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Country specifications are necessary for processes since processes with the same name may exist with different steps across different countries. </text:p>
      <text:p text:style-name="Standard"/>
      <text:list xml:id="list1944311829" text:continue-numbering="true" text:style-name="WW8Num40">
        <text:list-item>
          <text:p text:style-name="P40"><text:span text:style-name="Macchina_20_da_20_scrivere_20_HTML"><text:span text:style-name="T13">wikipedia.kn.promulgation</text:span></text:span><text:span text:style-name="Macchina_20_da_20_scrivere_20_HTML"><text:span text:style-name="T14"><text:line-break/></text:span></text:span><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498907514" text:continue-numbering="true" text:style-name="WW8Num40">
        <text:list-item>
          <text:p text:style-name="P40"><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2112514825" text:continue-numbering="true" text:style-name="WW8Num40">
        <text:list-item>
          <text:p text:style-name="P40"><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780636898" text:continue-numbering="true" text:style-name="WW8Num40">
        <text:list-item>
          <text:p text:style-name="P40"><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667486790" text:continue-numbering="true" text:style-name="WW8Num40">
        <text:list-item>
          <text:p text:style-name="P40"><text:span text:style-name="T7">sl.act.2004-02-13.2.eng@2004-07-21</text:span><text:line-break/>Sierra Leone enacted Legislation. Act number 2 of 2004. <text:s/>English version, as <text:soft-page-break/>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964846918" text:continue-numbering="true" text:style-name="WW8Num40">
        <text:list-item>
          <text:p text:style-name="P40"><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746558231" text:continue-numbering="true" text:style-name="WW8Num40">
        <text:list-item>
          <text:p text:style-name="P40"><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578938575" text:continue-numbering="true" text:style-name="WW8Num40">
        <text:list-item>
          <text:p text:style-name="P40"><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39830396544144"/>Differences between release <text:change-end text:change-id="ct139830396544144"/><text:change-start text:change-id="ct139830396544528"/>30/05/2012 and <text:change-end text:change-id="ct139830396544528"/><text:change-start text:change-id="ct139830396543760"/>07/05/2012 take II<text:change-end text:change-id="ct139830396543760"/></text:h>
      <text:p text:style-name="Standard"><text:change-start text:change-id="ct139830396544912"/>This release contains a<text:change-end text:change-id="ct139830396544912"/><text:change-start text:change-id="ct139830396583960"/> few<text:change-end text:change-id="ct139830396583960"/><text:change-start text:change-id="ct139830396545104"/> small <text:change-end text:change-id="ct139830396545104"/><text:change-start text:change-id="ct139830396545488"/>m<text:change-end text:change-id="ct139830396545488"/><text:change-start text:change-id="ct139830396545296"/>odification<text:change-end text:change-id="ct139830396545296"/><text:change-start text:change-id="ct139830396584152"/>s<text:change-end text:change-id="ct139830396584152"/><text:change-start text:change-id="ct139830396586456"/>:<text:change-end text:change-id="ct139830396586456"/></text:p>
      <text:list xml:id="list2034965823" text:continue-list="list256298239" text:style-name="WW8Num49">
        <text:list-item>
          <text:p text:style-name="P27"><text:change-start text:change-id="ct139830396585112"/>E<text:change-end text:change-id="ct139830396585112"/><text:change-start text:change-id="ct139830396546064"/>lement <text:span text:style-name="Macchina_20_da_20_scrivere_20_HTML">preambleSubdivision</text:span> <text:change-end text:change-id="ct139830396546064"/><text:change-start text:change-id="ct139830396585304"/>has been <text:change-end text:change-id="ct139830396585304"/><text:change-start text:change-id="ct139830396587032"/>replaced with<text:change-end text:change-id="ct139830396587032"/><text:change-start text:change-id="ct139830396585496"/> <text:change-end text:change-id="ct139830396585496"/><text:change-start text:change-id="ct139830396587800"/>the generic element <text:span text:style-name="Macchina_20_da_20_scrivere_20_HTML">container</text:span><text:change-end text:change-id="ct139830396587800"/><text:change-start text:change-id="ct139830396545872"/>, which seems more appropriate <text:change-end text:change-id="ct139830396545872"/><text:change-start text:change-id="ct139830396587224"/>since <text:change-end text:change-id="ct139830396587224"/><text:change-start text:change-id="ct139830396545680"/>it is allowed in many more contexts than preambles alone. <text:change-end text:change-id="ct139830396545680"/></text:p>
        </text:list-item>
        <text:list-item>
          <text:p text:style-name="P27"><text:change-start text:change-id="ct139830396584920"/>Element <text:span text:style-name="Macchina_20_da_20_scrivere_20_HTML">FRBRtitle</text:span> has been renamed into <text:span text:style-name="Macchina_20_da_20_scrivere_20_HTML">FRBR</text:span><text:change-end text:change-id="ct139830396584920"/><text:change-start text:change-id="ct139830396588040"/><text:span text:style-name="Macchina_20_da_20_scrivere_20_HTML">name</text:span><text:change-end text:change-id="ct139830396588040"/><text:change-start text:change-id="ct139830396584728"/>, as title was considered inappropriate for the role in the determination of the<text:change-end text:change-id="ct139830396584728"/><text:change-start text:change-id="ct139830396585688"/> contribution of the document’s name for the<text:change-end text:change-id="ct139830396585688"/><text:change-start text:change-id="ct139830396584536"/> <text:change-end text:change-id="ct139830396584536"/><text:change-start text:change-id="ct139830396585880"/>Work <text:change-end text:change-id="ct139830396585880"/><text:change-start text:change-id="ct139830396584344"/>URI <text:change-end text:change-id="ct139830396584344"/><text:change-start text:change-id="ct139830396586072"/>.</text:p>
        </text:list-item>
        <text:list-item>
          <text:p text:style-name="P27">Attribute <text:change-end text:change-id="ct139830396586072"/><text:change-start text:change-id="ct139830396586264"/><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change-end text:change-id="ct139830396586264"/></text:p>
        </text:list-item>
        <text:list-item>
          <text:p text:style-name="P27"><text:change-start text:change-id="ct139830396587608"/>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text:change-end text:change-id="ct139830396587608"/><text:change-start text:change-id="ct139830396588424"/>-<text:change-end text:change-id="ct139830396588424"/><text:change-start text:change-id="ct139830396587416"/>ambiguous form a number or string identifying, respectively, the name or number of the committee, of the session and of the <text:change-end text:change-id="ct139830396587416"/><text:change-start text:change-id="ct139830396588232"/>legislature as specified in the document. <text:change-end text:change-id="ct139830396588232"/></text:p>
        </text:list-item>
        <text:list-item>
          <text:p text:style-name="P27"><text:change-start text:change-id="ct139830396546448"/><text:soft-page-break/>Some fixes in the overall organization of the modules <text:change-end text:change-id="ct139830396546448"/><text:change-start text:change-id="ct139830396546832"/>were<text:change-end text:change-id="ct139830396546832"/><text:change-start text:change-id="ct139830396546256"/> also performed. <text:change-end text:change-id="ct139830396546256"/></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2124824388" text:continue-numbering="true" text:style-name="WW8Num49">
        <text:list-item>
          <text:p text:style-name="P27"><text:span text:style-name="T3">anyAttribute</text:span>: All elements now allow any attribute as long as they are specified in a different namespace than Akoma Ntoso. </text:p>
        </text:list-item>
        <text:list-item>
          <text:p text:style-name="P27">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7">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7">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7">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7">A new preface inline element, <text:span text:style-name="Macchina_20_da_20_scrivere_20_HTML">shortTitle</text:span>, has been added for the identification of the short Title of an act. </text:p>
        </text:list-item>
        <text:list-item>
          <text:p text:style-name="P27">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7">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text:soft-page-break/>as it was previously. </text:p>
        </text:list-item>
        <text:list-item>
          <text:p text:style-name="P27">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7">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7">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7"><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7"><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7"><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7"><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7"><text:span text:style-name="T1">Bug fix</text:span>: the automatically generated documentation within the XML Schema does not report spurious Akoma Ntoso 1.0 namespace declarations everywhere. <text:s/></text:p>
        </text:list-item>
        <text:list-item>
          <text:p text:style-name="P27"><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130233678" text:continue-numbering="true" text:style-name="WW8Num49">
        <text:list-item>
          <text:p text:style-name="P27">A new attribute, <text:span text:style-name="Macchina_20_da_20_scrivere_20_HTML">number</text:span>, has been specified for the metadata <text:span text:style-name="Macchina_20_da_20_scrivere_20_HTML">publication</text:span> element</text:p>
        </text:list-item>
        <text:list-item>
          <text:p text:style-name="P27">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7">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7">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7">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7">Element <text:span text:style-name="Macchina_20_da_20_scrivere_20_HTML">subheading</text:span> can now be placed within a <text:span text:style-name="Macchina_20_da_20_scrivere_20_HTML">quotedStructure</text:span></text:p>
        </text:list-item>
        <text:list-item>
          <text:p text:style-name="P27"><text:soft-page-break/>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7">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15902405" text:style-name="WW8Num18">
        <text:list-item>
          <text:p text:style-name="P41">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1">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2038224385" text:style-name="WW8Num50">
        <text:list-item>
          <text:p text:style-name="P42"><text:span text:style-name="T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2"><text:span text:style-name="T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2"><text:span text:style-name="T7">Specifying translations</text:span>:<text:span text:style-name="T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2">Attribute “pivot” is available in FRBRTranslation elements to specify the pivot <text:soft-page-break/>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60"/>
      <text:p text:style-name="P64"><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4"><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4"><text:span text:style-name="Macchina_20_da_20_scrivere_20_HTML"><text:tab/><text:tab/>&lt;/collectionContent&gt;<text:line-break/><text:tab/>&lt;/documentCollection&gt;<text:line-break/>&lt;/akomaNtoso&gt;</text:span></text:p>
      <text:list xml:id="list463176778" text:continue-list="list115902405" text:style-name="WW8Num18">
        <text:list-item>
          <text:p text:style-name="P41"><text:soft-page-break/>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1">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725789625" text:continue-numbering="true" text:style-name="WW8Num18">
        <text:list-item>
          <text:p text:style-name="P41">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3">Before: </text:p>
      <text:p text:style-name="P78"><text:span text:style-name="Macchina_20_da_20_scrivere_20_HTML">&lt;metadata&gt;</text:span></text:p>
      <text:p text:style-name="P78"><text:span text:style-name="Macchina_20_da_20_scrivere_20_HTML"><text:s text:c="2"/>&lt;lifecycle source="#fv"&gt;</text:span></text:p>
      <text:p text:style-name="P78"><text:span text:style-name="Macchina_20_da_20_scrivere_20_HTML"><text:s text:c="4"/>&lt;event id="e1" date="1997-08-29" source="#ro1" type="generation" refersTo="#LegislativeCreation"/&gt;</text:span></text:p>
      <text:p text:style-name="P66"><text:span text:style-name="Macchina_20_da_20_scrivere_20_HTML">    &lt;event id="e2" date="2003-12-19" source="#rp1" type="modification" refersTo="#LegislativeModification"/&gt;</text:span></text:p>
      <text:p text:style-name="P78"><text:span text:style-name="Macchina_20_da_20_scrivere_20_HTML"><text:s text:c="2"/>&lt;/lifecycle&gt;</text:span></text:p>
      <text:p text:style-name="P78"><text:span text:style-name="Macchina_20_da_20_scrivere_20_HTML">...</text:span></text:p>
      <text:p text:style-name="P78"><text:span text:style-name="Macchina_20_da_20_scrivere_20_HTML">&lt;/metadata&gt;</text:span></text:p>
      <text:p text:style-name="P78"><text:span text:style-name="Macchina_20_da_20_scrivere_20_HTML">&lt;body&gt;</text:span></text:p>
      <text:p text:style-name="P78"><text:span text:style-name="Macchina_20_da_20_scrivere_20_HTML">...</text:span></text:p>
      <text:p text:style-name="P78"><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8"><text:span text:style-name="Macchina_20_da_20_scrivere_20_HTML">...</text:span></text:p>
      <text:p text:style-name="P78"><text:span text:style-name="Macchina_20_da_20_scrivere_20_HTML">&lt;/body&gt;</text:span></text:p>
      <text:p text:style-name="P23">After: </text:p>
      <text:p text:style-name="P78"><text:span text:style-name="Macchina_20_da_20_scrivere_20_HTML">&lt;metadata&gt;</text:span></text:p>
      <text:p text:style-name="P78"><text:span text:style-name="Macchina_20_da_20_scrivere_20_HTML"><text:s text:c="2"/>&lt;temporalData source="#FV"&gt;</text:span></text:p>
      <text:p text:style-name="P78"><text:span text:style-name="Macchina_20_da_20_scrivere_20_HTML"><text:s text:c="4"/>&lt;temporalGroup id="p1"&gt;</text:span></text:p>
      <text:p text:style-name="P78"><text:span text:style-name="Macchina_20_da_20_scrivere_20_HTML"><text:s text:c="6"/>&lt;timeInterval start="#e1" end="#e2" refersTo="#inforce"/&gt;</text:span></text:p>
      <text:p text:style-name="P78"><text:span text:style-name="Macchina_20_da_20_scrivere_20_HTML"><text:s text:c="4"/>&lt;/temporalGroup&gt;</text:span></text:p>
      <text:p text:style-name="P78"><text:span text:style-name="Macchina_20_da_20_scrivere_20_HTML"><text:s text:c="2"/>&lt;/temporalData&gt;</text:span></text:p>
      <text:p text:style-name="P78"><text:soft-page-break/><text:span text:style-name="Macchina_20_da_20_scrivere_20_HTML"><text:s text:c="2"/>&lt;lifecycle source="#fv"&gt;</text:span></text:p>
      <text:p text:style-name="P78"><text:span text:style-name="Macchina_20_da_20_scrivere_20_HTML"><text:s text:c="4"/>&lt;event id="e1" date="1997-08-29" source="#ro1" type="generation" refersTo="#LegislativeCreation"/&gt;</text:span></text:p>
      <text:p text:style-name="P66"><text:span text:style-name="Macchina_20_da_20_scrivere_20_HTML">    &lt;event id="e2" date="2003-12-19" source="#rp1" type="modification" refersTo="#LegislativeModification"/&gt;</text:span></text:p>
      <text:p text:style-name="P78"><text:span text:style-name="Macchina_20_da_20_scrivere_20_HTML"><text:s text:c="2"/>&lt;/lifecycle&gt;</text:span></text:p>
      <text:p text:style-name="P78"><text:span text:style-name="Macchina_20_da_20_scrivere_20_HTML">...</text:span></text:p>
      <text:p text:style-name="P78"><text:span text:style-name="Macchina_20_da_20_scrivere_20_HTML">&lt;/metadata&gt;</text:span></text:p>
      <text:p text:style-name="P78"><text:span text:style-name="Macchina_20_da_20_scrivere_20_HTML">&lt;body&gt;</text:span></text:p>
      <text:p text:style-name="P78"><text:span text:style-name="Macchina_20_da_20_scrivere_20_HTML">...</text:span></text:p>
      <text:p text:style-name="P78"><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8"><text:span text:style-name="Macchina_20_da_20_scrivere_20_HTML">...</text:span></text:p>
      <text:p text:style-name="P78"><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992197484" text:continue-list="list578938575" text:style-name="WW8Num40">
        <text:list-item>
          <text:p text:style-name="P40">It is possible to introduce time intervals with either two dates, or a start date and a duration or an end date and a duration.</text:p>
        </text:list-item>
        <text:list-item>
          <text:p text:style-name="P40">It is possible to specify in force intervals, efficacy intervals and any other type of time information without cluttering the actual content of the document with more and more start and end attributes.</text:p>
        </text:list-item>
        <text:list-item>
          <text:p text:style-name="P40">Time information shared by many different elements in the document are grouped in a single collection, so that it becomes possible to understand at a glance how many intervals are relevant for the document. </text:p>
        </text:list-item>
        <text:list-item>
          <text:p text:style-name="P40">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689063212" text:continue-list="list725789625" text:style-name="WW8Num18">
        <text:list-item>
          <text:p text:style-name="P41">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1">inlineNote are now called authorialNote, </text:p>
        </text:list-item>
        <text:list-item>
          <text:p text:style-name="P41">outOfLineNotes have been removed. </text:p>
        </text:list-item>
        <text:list-item>
          <text:p text:style-name="P41">Attribute <text:span text:style-name="Macchina_20_da_20_scrivere_20_HTML">placement</text:span> has been added. </text:p>
        </text:list-item>
        <text:list-item>
          <text:p text:style-name="P41">Attribute num has been renamed <text:span text:style-name="Macchina_20_da_20_scrivere_20_HTML">marker</text:span> and has become optional, given that sometimes one does not have any marker whatsoever for the note. </text:p>
        </text:list-item>
        <text:list-item>
          <text:p text:style-name="P41">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3">To summarize: </text:p>
      <text:list xml:id="list611099695" text:continue-numbering="true" text:style-name="WW8Num18">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ext:soft-page-break/>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1866652412" text:continue-list="list2038224385" text:style-name="WW8Num50">
        <text:list-item>
          <text:p text:style-name="P42">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1996847851" text:style-name="WW8Num58">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455278884" text:style-name="WW8Num41">
        <text:list-item>
          <text:p text:style-name="P43">multi-lingual documents that contain the same structures in different languages</text:p>
        </text:list-item>
        <text:list-item>
          <text:p text:style-name="P43">multi-version documents that contain the same structures in different versions</text:p>
        </text:list-item>
        <text:list-item>
          <text:p text:style-name="P43">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 text:c="3"/>&lt;from&gt;Fabio Vitali&lt;/from&gt;</text:span></text:p>
      <text:p text:style-name="P96"><text:span text:style-name="Macchina_20_da_20_scrivere_20_HTML"><text:s text:c="3"/>&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oft-page-break/><text:span text:style-name="Macchina_20_da_20_scrivere_20_HTML"><text:s text:c="3"/>&lt;from&gt;Fabio Vitali&lt;/from&gt;</text:span></text:p>
      <text:p text:style-name="P96"><text:span text:style-name="Macchina_20_da_20_scrivere_20_HTML"><text:s text:c="3"/>&lt;p&gt;This is my speech in Italian&lt;/p&gt;</text:span></text:p>
      <text:p text:style-name="P96"><text:span text:style-name="Macchina_20_da_20_scrivere_20_HTML">&lt;/speech&gt;</text:span></text:p>
      <text:h text:style-name="Heading_20_3" text:outline-level="3">Votes and quorum </text:h>
      <text:list xml:id="list699116101" text:continue-list="list611099695" text:style-name="WW8Num18">
        <text:list-item>
          <text:p text:style-name="P41">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1">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 text:c="2"/>&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 text:c="2"/>&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764918868" text:continue-numbering="true" text:style-name="WW8Num18">
        <text:list-item>
          <text:p text:style-name="P41">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642770576" text:continue-numbering="true" text:style-name="WW8Num18">
        <text:list-item>
          <text:p text:style-name="P41">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1">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1">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1">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1">Element publication in the metadata is now optional (to allow for unpublished documents such as individual amendments).</text:p>
        </text:list-item>
        <text:list-item>
          <text:p text:style-name="P41"><text:soft-page-break/>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1">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1970638499" text:style-name="WW8Num16">
        <text:list-item>
          <text:p text:style-name="P95">New preface-level elements: Some new elements have been added to use in prefaces: <text:span text:style-name="Macchina_20_da_20_scrivere_20_HTML">docCommittee, docIntroducer, docStage, docStatus, docJurisdiction</text:span><text:span text:style-name="T20">,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299302011" text:style-name="WW8Num27">
        <text:list-item>
          <text:p text:style-name="P44">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4">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4">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4">Element <text:span text:style-name="Macchina_20_da_20_scrivere_20_HTML">entity</text:span> is now fully a generic element and requires a <text:span text:style-name="Macchina_20_da_20_scrivere_20_HTML">name</text:span> attribute.</text:p>
        </text:list-item>
        <text:list-item>
          <text:p text:style-name="P44">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4">A new preface inline element has been added, affectedDoc, to specify the <text:soft-page-break/>document which is affected by this amendment. </text:p>
        </text:list-item>
        <text:list-item>
          <text:p text:style-name="P44">A new inline element, <text:span text:style-name="Macchina_20_da_20_scrivere_20_HTML">relatedDoc</text:span>, has been added for the document discussed within report documents. </text:p>
        </text:list-item>
        <text:list-item>
          <text:p text:style-name="P44">A new inline element, <text:span text:style-name="Macchina_20_da_20_scrivere_20_HTML">change</text:span>, has been added for the changes contained in the face-to-face text of an amendment. </text:p>
        </text:list-item>
        <text:list-item>
          <text:p text:style-name="P44">A new HTML element, <text:span text:style-name="Macchina_20_da_20_scrivere_20_HTML">u</text:span>, has been added with similar use as in HTML, namely, to specify an underline. </text:p>
        </text:list-item>
        <text:list-item>
          <text:p text:style-name="P44">Element <text:span text:style-name="Macchina_20_da_20_scrivere_20_HTML">recordedTime</text:span> is now an inline element and not a marker anymore.</text:p>
        </text:list-item>
        <text:list-item>
          <text:p text:style-name="P44">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345855389" text:continue-list="list1642770576" text:style-name="WW8Num18">
        <text:list-item>
          <text:p text:style-name="P41">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1">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1">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1067982990" text:continue-numbering="true" text:style-name="WW8Num18">
        <text:list-item>
          <text:p text:style-name="P41">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1">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1">.</text:span></text:p>
        </text:list-item>
        <text:list-item>
          <text:p text:style-name="P41">Element <text:span text:style-name="Macchina_20_da_20_scrivere_20_HTML">from</text:span> was made optional. </text:p>
        </text:list-item>
        <text:list-item>
          <text:p text:style-name="P41">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840552130" text:continue-list="list1996847851" text:style-name="WW8Num58">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text:soft-page-break/>anymore. </text:p>
        </text:list-item>
      </text:list>
      <text:list xml:id="list1389546949" text:continue-list="list1067982990" text:style-name="WW8Num18">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34294227" text:continue-list="list840552130" text:style-name="WW8Num58">
        <text:list-item>
          <text:p text:style-name="P98"><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824434276" text:continue-list="list1992197484" text:style-name="WW8Num40">
        <text:list-item>
          <text:p text:style-name="P40">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0">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744880620" text:continue-numbering="true" text:style-name="WW8Num40">
        <text:list-item>
          <text:p text:style-name="P40">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0">Speech-related containers such as <text:span text:style-name="tt">administrationOfOaths, declarationOfVote,</text:span> etc. have been added to the list of containers that can be specified anywhere. </text:p>
        </text:list-item>
        <text:list-item>
          <text:p text:style-name="P40">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0"><text:soft-page-break/>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0">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40">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397965921" text:continue-numbering="true" text:style-name="WW8Num40">
        <text:list-item>
          <text:p text:style-name="P40">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0">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0">Complex types anyOther and anyOtherType, which were identical, have been brought together into one type, anyOtherType. All elements and attributes have been updated accordingly. </text:p>
        </text:list-item>
        <text:list-item>
          <text:p text:style-name="P40">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text:soft-page-break/>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5"><text:span text:style-name="Macchina_20_da_20_scrivere_20_HTML"><text:span text:style-name="T4">&lt;akomaNtoso xmlns="http://www.akomantoso.org/1.0"&gt;</text:span></text:span></text:p>
      <text:p text:style-name="P65"><text:span text:style-name="Macchina_20_da_20_scrivere_20_HTML"><text:span text:style-name="T4"><text:s text:c="4"/>&lt;act&gt;</text:span></text:span></text:p>
      <text:p text:style-name="P65"><text:span text:style-name="Macchina_20_da_20_scrivere_20_HTML"><text:span text:style-name="T4"><text:s text:c="8"/>...</text:span></text:span></text:p>
      <text:p text:style-name="P65"><text:span text:style-name="Macchina_20_da_20_scrivere_20_HTML"><text:span text:style-name="T4"><text:s text:c="8"/>&lt;body&gt;</text:span></text:span></text:p>
      <text:p text:style-name="P65"><text:span text:style-name="Macchina_20_da_20_scrivere_20_HTML"><text:span text:style-name="T4"><text:s text:c="12"/>&lt;section id="sect54.a"&gt;</text:span></text:span></text:p>
      <text:p text:style-name="P65"><text:span text:style-name="Macchina_20_da_20_scrivere_20_HTML"><text:span text:style-name="T4"><text:s text:c="16"/>&lt;num&gt;54A&lt;/num&gt;</text:span></text:span></text:p>
      <text:p text:style-name="P65"><text:span text:style-name="Macchina_20_da_20_scrivere_20_HTML"><text:span text:style-name="T4"><text:s text:c="16"/>&lt;heading&gt;Conduct of prosecutions.&lt;/heading&gt;</text:span></text:span></text:p>
      <text:p text:style-name="P65"><text:span text:style-name="Macchina_20_da_20_scrivere_20_HTML"><text:span text:style-name="T4"><text:s text:c="16"/>&lt;clause id="sect54.a-cla1"&gt;</text:span></text:span></text:p>
      <text:p text:style-name="P65"><text:span text:style-name="Macchina_20_da_20_scrivere_20_HTML"><text:span text:style-name="T4"><text:s text:c="20"/>&lt;num&gt;(1)&lt;/num&gt;</text:span></text:span></text:p>
      <text:p text:style-name="P65"><text:span text:style-name="Macchina_20_da_20_scrivere_20_HTML"><text:span text:style-name="T5"><text:s text:c="20"/>&lt;sideNote&gt;Cap 75.&lt;/sideNote&gt;</text:span></text:span></text:p>
      <text:p text:style-name="P65"><text:span text:style-name="Macchina_20_da_20_scrivere_20_HTML"><text:span text:style-name="T4"><text:s text:c="20"/>&lt;content&gt;</text:span></text:span></text:p>
      <text:p text:style-name="P65"><text:span text:style-name="Macchina_20_da_20_scrivere_20_HTML"><text:span text:style-name="T4"><text:s text:c="24"/>&lt;p&gt; Blah blah&lt;/p&gt;</text:span></text:span></text:p>
      <text:p text:style-name="P65"><text:span text:style-name="Macchina_20_da_20_scrivere_20_HTML"><text:span text:style-name="T4"><text:s text:c="20"/>&lt;/content&gt;</text:span></text:span></text:p>
      <text:p text:style-name="P65"><text:span text:style-name="Macchina_20_da_20_scrivere_20_HTML"><text:span text:style-name="T4"><text:s text:c="16"/>&lt;/clause&gt;</text:span></text:span></text:p>
      <text:p text:style-name="P65"><text:span text:style-name="Macchina_20_da_20_scrivere_20_HTML"><text:span text:style-name="T4"><text:s text:c="12"/>&lt;/section&gt;</text:span></text:span></text:p>
      <text:p text:style-name="P65"><text:span text:style-name="Macchina_20_da_20_scrivere_20_HTML"><text:span text:style-name="T4"><text:s text:c="8"/>&lt;/body&gt;</text:span></text:span></text:p>
      <text:p text:style-name="P65"><text:span text:style-name="Macchina_20_da_20_scrivere_20_HTML"><text:span text:style-name="T4"><text:s text:c="5"/>&lt;/act&gt;</text:span></text:span></text:p>
      <text:p text:style-name="P65"><text:span text:style-name="Macchina_20_da_20_scrivere_20_HTML"><text:span text:style-name="T4">&lt;/akomaNtoso&gt;</text:span></text:span></text:p>
      <text:p text:style-name="Standard">needs to become: </text:p>
      <text:p text:style-name="P65"><text:span text:style-name="Macchina_20_da_20_scrivere_20_HTML"><text:span text:style-name="T4">&lt;akomaNtoso xmlns="http://www.akomantoso.org/1.0"&gt;</text:span></text:span></text:p>
      <text:p text:style-name="P65"><text:span text:style-name="Macchina_20_da_20_scrivere_20_HTML"><text:span text:style-name="T4"><text:s text:c="4"/>&lt;act&gt;</text:span></text:span></text:p>
      <text:p text:style-name="P65"><text:span text:style-name="Macchina_20_da_20_scrivere_20_HTML"><text:span text:style-name="T4"><text:s text:c="8"/>...</text:span></text:span></text:p>
      <text:p text:style-name="P65"><text:span text:style-name="Macchina_20_da_20_scrivere_20_HTML"><text:span text:style-name="T4"><text:s text:c="8"/>&lt;body&gt;</text:span></text:span></text:p>
      <text:p text:style-name="P65"><text:span text:style-name="Macchina_20_da_20_scrivere_20_HTML"><text:span text:style-name="T4"><text:s text:c="12"/>&lt;section id="sect54.a"&gt;</text:span></text:span></text:p>
      <text:p text:style-name="P65"><text:span text:style-name="Macchina_20_da_20_scrivere_20_HTML"><text:span text:style-name="T4"><text:s text:c="16"/>&lt;num&gt;54A&lt;/num&gt;</text:span></text:span></text:p>
      <text:p text:style-name="P65"><text:span text:style-name="Macchina_20_da_20_scrivere_20_HTML"><text:span text:style-name="T4"><text:s text:c="16"/>&lt;heading&gt;Conduct of prosecutions.&lt;/heading&gt;</text:span></text:span></text:p>
      <text:p text:style-name="P65"><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65"><text:span text:style-name="Macchina_20_da_20_scrivere_20_HTML"><text:span text:style-name="T4"><text:s text:c="20"/>&lt;num&gt;(1)&lt;/num&gt;</text:span></text:span></text:p>
      <text:p text:style-name="P65"><text:span text:style-name="Macchina_20_da_20_scrivere_20_HTML"><text:span text:style-name="T4"><text:s text:c="20"/>&lt;content&gt;</text:span></text:span></text:p>
      <text:p text:style-name="P65"><text:span text:style-name="Macchina_20_da_20_scrivere_20_HTML"><text:span text:style-name="T4"><text:s text:c="24"/>&lt;p&gt; Blah blah&lt;/p&gt;</text:span></text:span></text:p>
      <text:p text:style-name="P65"><text:span text:style-name="Macchina_20_da_20_scrivere_20_HTML"><text:span text:style-name="T4"><text:s text:c="20"/>&lt;/content&gt;</text:span></text:span></text:p>
      <text:p text:style-name="P65"><text:span text:style-name="Macchina_20_da_20_scrivere_20_HTML"><text:span text:style-name="T4"><text:s text:c="16"/>&lt;/clause&gt;</text:span></text:span></text:p>
      <text:p text:style-name="P65"><text:span text:style-name="Macchina_20_da_20_scrivere_20_HTML"><text:span text:style-name="T4"><text:s text:c="12"/>&lt;/section&gt;</text:span></text:span></text:p>
      <text:p text:style-name="P65"><text:span text:style-name="Macchina_20_da_20_scrivere_20_HTML"><text:span text:style-name="T4"><text:s text:c="8"/>&lt;/body&gt;</text:span></text:span></text:p>
      <text:p text:style-name="P65"><text:span text:style-name="Macchina_20_da_20_scrivere_20_HTML"><text:span text:style-name="T5"><text:s text:c="8"/>&lt;outOfLines&gt;</text:span></text:span></text:p>
      <text:p text:style-name="P65"><text:span text:style-name="Macchina_20_da_20_scrivere_20_HTML"><text:span text:style-name="T5"><text:s text:c="12"/>&lt;outOfLine id="out01" type="sideNote" href="#sect54.a-cla1"&gt;</text:span></text:span></text:p>
      <text:p text:style-name="P65"><text:span text:style-name="Macchina_20_da_20_scrivere_20_HTML"><text:span text:style-name="T5"><text:s text:c="16"/>&lt;p&gt;Cap 75.&lt;/p&gt;</text:span></text:span></text:p>
      <text:p text:style-name="P65"><text:span text:style-name="Macchina_20_da_20_scrivere_20_HTML"><text:span text:style-name="T5"><text:s text:c="12"/>&lt;/outOfLine&gt;</text:span></text:span></text:p>
      <text:p text:style-name="P65"><text:span text:style-name="Macchina_20_da_20_scrivere_20_HTML"><text:span text:style-name="T5"><text:s text:c="8"/>&lt;/outOfLines&gt;</text:span></text:span></text:p>
      <text:p text:style-name="P65"><text:span text:style-name="Macchina_20_da_20_scrivere_20_HTML"><text:span text:style-name="T4"><text:s text:c="4"/>&lt;/act&gt;</text:span></text:span></text:p>
      <text:p text:style-name="P65"><text:span text:style-name="Macchina_20_da_20_scrivere_20_HTML"><text:span text:style-name="T4">&lt;/akomaNtoso&gt;</text:span></text:span></text:p>
      <text:p text:style-name="Standard">Please note three issues: </text:p>
      <text:list xml:id="list312661595" text:continue-numbering="true" text:style-name="WW8Num40">
        <text:list-item>
          <text:p text:style-name="P40">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0">Only referable structures can have a side note. This means that side notes are to be <text:soft-page-break/>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0">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8">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556138523" text:style-name="WW8Num53">
        <text:list-item>
          <text:p text:style-name="P45">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5">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5">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5">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5">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text:soft-page-break/>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695804091" text:style-name="WW8Num22">
        <text:list-item>
          <text:p text:style-name="P46">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6">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3">Content differences:</text:p>
      <text:list xml:id="list1351984062" text:continue-list="list1918680975" text:style-name="WW8Num15">
        <text:list-item>
          <text:p text:style-name="P37">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7">All Top Level Classes have now a proposed syntax for IDs (that was up to this day only mentioned as TBD). </text:p>
        </text:list-item>
        <text:list-item>
          <text:p text:style-name="P37">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7">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7">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text:soft-page-break/>of events (<text:span text:style-name="Macchina_20_da_20_scrivere_20_HTML">endEvent</text:span>) if necessary</text:p>
        </text:list-item>
        <text:list-item>
          <text:p text:style-name="P37">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9">Case differences (specific to the camelCase release):</text:p>
      <text:list xml:id="list374626292" text:continue-numbering="true" text:style-name="WW8Num15">
        <text:list-item>
          <text:p text:style-name="P37">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626879674" text:style-name="WW8Num33">
        <text:list-item>
          <text:p text:style-name="P47">A name that is composed of a simple term is all in lowercase (e.g., <text:span text:style-name="Macchina_20_da_20_scrivere_20_HTML">section, act, publication</text:span>).</text:p>
        </text:list-item>
        <text:list-item>
          <text:p text:style-name="P47">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7">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79077972" text:continue-list="list374626292" text:style-name="WW8Num15">
        <text:list-item>
          <text:p text:style-name="P37">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7">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1820479771" text:continue-numbering="true" text:style-name="WW8Num15">
        <text:list-item>
          <text:p text:style-name="P37">A new element for debate documents called <text:span text:style-name="Macchina_20_da_20_scrivere_20_HTML">DeclarationofVote</text:span></text:p>
        </text:list-item>
        <text:list-item>
          <text:p text:style-name="P37">A new element <text:span text:style-name="Macchina_20_da_20_scrivere_20_HTML">this</text:span> is added in all FRBR levels to report the URI of the specific component where the metadata block is found</text:p>
        </text:list-item>
        <text:list-item>
          <text:p text:style-name="P37">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1524839209" text:style-name="WW8Num26">
        <text:list-item>
          <text:p text:style-name="P48"><text:soft-page-break/>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8">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8">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8">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788667088" text:style-name="WW8Num57">
        <text:list-item>
          <text:p text:style-name="P49">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9">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9">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1338430013" text:style-name="WW8Num62">
        <text:list-item>
          <text:p text:style-name="P50">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2">http://en.wikipedia.org/wiki/Judgment_%28law%29</text:span></text:span></text:a><text:span text:style-name="T22">: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0">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oft-page-break/><text:span text:style-name="Macchina_20_da_20_scrivere_20_HTML">Tentative Release 20071510</text:span> dated 15 October, 2007. </text:p>
      <text:list xml:id="list346380882" text:style-name="WW8Num21">
        <text:list-item>
          <text:p text:style-name="P51">Element <text:span text:style-name="Macchina_20_da_20_scrivere_20_HTML">clauses</text:span> has been renamed into <text:span text:style-name="Macchina_20_da_20_scrivere_20_HTML">body</text:span>. NOT BACKWARD COMPATIBLE</text:p>
        </text:list-item>
        <text:list-item>
          <text:p text:style-name="P51">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1">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1">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1">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1">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1">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1">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1">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1">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1">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oft-page-break/><text:span text:style-name="Macchina_20_da_20_scrivere_20_HTML">EndOfEfficacy</text:span>. </text:p>
        </text:list-item>
        <text:list-item>
          <text:p text:style-name="P51">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1">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1">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1">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1">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oft-page-break/><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2054910997" text:style-name="WW8Num14">
        <text:list-item>
          <text:p text:style-name="P52">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2">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2">Element <text:span text:style-name="Macchina_20_da_20_scrivere_20_HTML">ActDate</text:span> now has a <text:span text:style-name="Macchina_20_da_20_scrivere_20_HTML">date</text:span> attribute for normalized dates. </text:p>
        </text:list-item>
        <text:list-item>
          <text:p text:style-name="P52">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829303065" text:continue-numbering="true" text:style-name="WW8Num14">
        <text:list-item>
          <text:p text:style-name="P52">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2"><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2"><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2"><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2">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2">A new textual modification has been added, <text:span text:style-name="Macchina_20_da_20_scrivere_20_HTML">Renumbering</text:span>. </text:p>
        </text:list-item>
        <text:list-item>
          <text:p text:style-name="P52">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2">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366504549" text:style-name="WW8Num43">
        <text:list-item>
          <text:p text:style-name="P53"><text:soft-page-break/>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3">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3">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3">The attribute <text:span text:style-name="Macchina_20_da_20_scrivere_20_HTML">numbering</text:span> has been removed because of doubts of its real usefulness. Can be reinstated if found needed. </text:p>
        </text:list-item>
        <text:list-item>
          <text:p text:style-name="P53">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3">The content model of all metadata elements has been simplified removing the attributes for style and enactment that made little sense for them. </text:p>
        </text:list-item>
        <text:list-item>
          <text:p text:style-name="P53">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3">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3">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3">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3">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3"><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3"><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ext:soft-page-break/>to describe them. </text:p>
        </text:list-item>
      </text:list>
      <text:h text:style-name="Heading_20_2" text:outline-level="2">Differences between release 26/06/2006 and 16/05/2006</text:h>
      <text:p text:style-name="Standard">Only a few bug fixes: </text:p>
      <text:list xml:id="list1615566565" text:style-name="WW8Num32">
        <text:list-item>
          <text:p text:style-name="P54">The <text:span text:style-name="Macchina_20_da_20_scrivere_20_HTML">mod</text:span> element has been included in the list of inline elements and now can actually be used.</text:p>
        </text:list-item>
        <text:list-item>
          <text:p text:style-name="P54">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4">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427517138" text:style-name="WW8Num39">
        <text:list-item>
          <text:p text:style-name="P55">The content model of the debate now has also answers and others and comments. </text:p>
        </text:list-item>
        <text:list-item>
          <text:p text:style-name="P55">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5">Ids in speeches, questions, answers, and others is now optional instead of required. </text:p>
        </text:list-item>
        <text:list-item>
          <text:p text:style-name="P55">The <text:span text:style-name="T23">li</text:span> element now allows also paragraphs (<text:span text:style-name="T23">p</text:span> elements)</text:p>
        </text:list-item>
        <text:list-item>
          <text:p text:style-name="P55">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5">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5">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612670076" text:style-name="WW8Num37">
        <text:list-item>
          <text:p text:style-name="P56">All references to PAPI have been removed and substituted with Akoma Ntoso, both in the schema documents and the documentation (in the following forms: <text:span text:style-name="code">akomantoso</text:span>, AKOMA NTOSO, and AN). </text:p>
        </text:list-item>
        <text:list-item>
          <text:p text:style-name="P56">After registering the proper domain name, the namespace for Akoma Ntoso documents is now <text:span text:style-name="code">http://www.akomantoso.org/1.0</text:span>. </text:p>
        </text:list-item>
        <text:list-item>
          <text:p text:style-name="P56">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536115105" text:style-name="WW8Num45">
        <text:list-item>
          <text:p text:style-name="P57">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7">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text:soft-page-break/>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7">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7">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7">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7">A new element <text:span text:style-name="code">&lt;subtitle&gt;</text:span> has been added for hierarchical structures that contain subtitles in addition to number and title. </text:p>
        </text:list-item>
        <text:list-item>
          <text:p text:style-name="P57">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7">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7">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310071108" text:continue-numbering="true" text:style-name="WW8Num45">
        <text:list-item>
          <text:p text:style-name="P57">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7">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7">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7">A new marker element has been added, <text:span text:style-name="code">recordedTime</text:span>, to handle the specification, anywhere in the text, of the moment in which the remark, agenda item or question was proposed. </text:p>
        </text:list-item>
        <text:list-item>
          <text:p text:style-name="P57">A new section of meta elements has been added, <text:span text:style-name="code">persons</text:span>, to list all the people whose remarks have been recorded in the minutes or reports. </text:p>
        </text:list-item>
        <text:list-item>
          <text:p text:style-name="P57"><text:soft-page-break/>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60z1" style:family="text">
      <style:text-properties style:font-name="Courier New" style:font-name-complex="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3z1" style:family="text">
      <style:text-properties style:font-name="Courier New"/>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0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2-05-30T02:13:00</dc:date>
    <meta:editing-cycles>723</meta:editing-cycles>
    <meta:editing-duration>P3DT20H29M</meta:editing-duration>
    <meta:document-statistic meta:table-count="1" meta:image-count="0" meta:object-count="0" meta:page-count="55" meta:paragraph-count="926" meta:word-count="24277" meta:character-count="156106"/>
    <meta:generator>OpenOffice.org/3.3$Unix OpenOffice.org_project/330m20$Build-9567</meta:generator>
  </office:meta>
</office:document-meta>
</file>